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officeooo:rsid="001b94df" officeooo:paragraph-rsid="001b94df" style:font-weight-asian="bold" style:font-weight-complex="bold"/>
    </style:style>
    <style:style style:name="P2" style:family="paragraph" style:parent-style-name="Standard">
      <style:text-properties fo:font-weight="bold" officeooo:rsid="009ccc1a" officeooo:paragraph-rsid="009ccc1a" style:font-weight-asian="bold" style:font-weight-complex="bold"/>
    </style:style>
    <style:style style:name="P3" style:family="paragraph" style:parent-style-name="Standard">
      <style:text-properties fo:font-weight="normal" officeooo:rsid="007b6533" officeooo:paragraph-rsid="001b94df" style:font-weight-asian="normal" style:font-weight-complex="normal"/>
    </style:style>
    <style:style style:name="P4" style:family="paragraph" style:parent-style-name="Standard">
      <style:text-properties fo:font-weight="normal" officeooo:rsid="009ccc1a" officeooo:paragraph-rsid="009ccc1a" style:font-weight-asian="normal" style:font-weight-complex="normal"/>
    </style:style>
    <style:style style:name="P5" style:family="paragraph" style:parent-style-name="Heading_20_1">
      <style:text-properties officeooo:paragraph-rsid="001b94df"/>
    </style:style>
    <style:style style:name="P6" style:family="paragraph" style:parent-style-name="Heading_20_1">
      <style:text-properties officeooo:paragraph-rsid="009ef21c"/>
    </style:style>
    <style:style style:name="P7" style:family="paragraph" style:parent-style-name="Standard">
      <style:text-properties fo:font-weight="bold" officeooo:rsid="009ccc1a" officeooo:paragraph-rsid="009ccc1a" style:font-weight-asian="bold" style:font-weight-complex="bold"/>
    </style:style>
    <style:style style:name="P8" style:family="paragraph" style:parent-style-name="Standard">
      <style:text-properties fo:font-weight="bold" officeooo:rsid="00a1567c" officeooo:paragraph-rsid="00a1567c" style:font-weight-asian="bold" style:font-weight-complex="bold"/>
    </style:style>
    <style:style style:name="P9" style:family="paragraph" style:parent-style-name="Standard">
      <style:text-properties fo:font-weight="bold" officeooo:paragraph-rsid="00a3673f" style:font-weight-asian="bold" style:font-weight-complex="bold"/>
    </style:style>
    <style:style style:name="P10" style:family="paragraph" style:parent-style-name="Standard">
      <style:text-properties fo:font-weight="bold" officeooo:rsid="00b89c61" officeooo:paragraph-rsid="00b89c61" style:font-weight-asian="bold" style:font-weight-complex="bold"/>
    </style:style>
    <style:style style:name="P11" style:family="paragraph" style:parent-style-name="Standard">
      <style:text-properties fo:font-weight="bold" officeooo:rsid="00be4b87" officeooo:paragraph-rsid="00be4b87" style:font-weight-asian="bold" style:font-weight-complex="bold"/>
    </style:style>
    <style:style style:name="P12" style:family="paragraph" style:parent-style-name="Standard">
      <style:text-properties fo:font-weight="bold" officeooo:rsid="00bff810" officeooo:paragraph-rsid="00bff810" style:font-weight-asian="bold" style:font-weight-complex="bold"/>
    </style:style>
    <style:style style:name="P13" style:family="paragraph" style:parent-style-name="Standard">
      <style:text-properties fo:font-weight="bold" officeooo:rsid="00c05aa4" officeooo:paragraph-rsid="00c05aa4" style:font-weight-asian="bold" style:font-weight-complex="bold"/>
    </style:style>
    <style:style style:name="P14" style:family="paragraph" style:parent-style-name="Standard">
      <style:text-properties fo:font-weight="bold" officeooo:rsid="00f1087a" officeooo:paragraph-rsid="00f1087a" style:font-weight-asian="bold" style:font-weight-complex="bold"/>
    </style:style>
    <style:style style:name="P15" style:family="paragraph" style:parent-style-name="Standard">
      <style:text-properties fo:font-weight="bold" officeooo:rsid="00f3f5fc" officeooo:paragraph-rsid="00f3f5fc" style:font-weight-asian="bold" style:font-weight-complex="bold"/>
    </style:style>
    <style:style style:name="P16" style:family="paragraph" style:parent-style-name="Standard">
      <style:text-properties fo:font-weight="bold" officeooo:rsid="0101b31f" officeooo:paragraph-rsid="0101b31f" style:font-weight-asian="bold" style:font-weight-complex="bold"/>
    </style:style>
    <style:style style:name="P17" style:family="paragraph" style:parent-style-name="Standard">
      <style:text-properties fo:font-weight="bold" officeooo:rsid="01029b23" officeooo:paragraph-rsid="01029b23" style:font-weight-asian="bold" style:font-weight-complex="bold"/>
    </style:style>
    <style:style style:name="P18" style:family="paragraph" style:parent-style-name="Standard">
      <style:text-properties fo:font-weight="bold" officeooo:rsid="0103664f" officeooo:paragraph-rsid="0103664f" style:font-weight-asian="bold" style:font-weight-complex="bold"/>
    </style:style>
    <style:style style:name="P19" style:family="paragraph" style:parent-style-name="Standard">
      <style:text-properties fo:font-weight="bold" officeooo:rsid="012f53e2" officeooo:paragraph-rsid="012f53e2" style:font-weight-asian="bold" style:font-weight-complex="bold"/>
    </style:style>
    <style:style style:name="P20" style:family="paragraph" style:parent-style-name="Standard">
      <style:text-properties fo:font-weight="bold" officeooo:rsid="01584687" officeooo:paragraph-rsid="01584687" style:font-weight-asian="bold" style:font-weight-complex="bold"/>
    </style:style>
    <style:style style:name="P21" style:family="paragraph" style:parent-style-name="Standard">
      <style:text-properties fo:font-weight="bold" officeooo:rsid="016a8ca8" officeooo:paragraph-rsid="016a8ca8" style:font-weight-asian="bold" style:font-weight-complex="bold"/>
    </style:style>
    <style:style style:name="P22" style:family="paragraph" style:parent-style-name="Standard">
      <style:text-properties fo:font-weight="bold" officeooo:rsid="0177f442" officeooo:paragraph-rsid="0177f442" style:font-weight-asian="bold" style:font-weight-complex="bold"/>
    </style:style>
    <style:style style:name="P23" style:family="paragraph" style:parent-style-name="Standard">
      <style:text-properties fo:font-weight="bold" officeooo:rsid="01c42cf9" officeooo:paragraph-rsid="01c42cf9" style:font-weight-asian="bold" style:font-weight-complex="bold"/>
    </style:style>
    <style:style style:name="P24" style:family="paragraph" style:parent-style-name="Standard">
      <style:text-properties fo:font-weight="bold" officeooo:paragraph-rsid="01d04fea" style:font-weight-asian="bold" style:font-weight-complex="bold"/>
    </style:style>
    <style:style style:name="P25" style:family="paragraph" style:parent-style-name="Standard">
      <style:text-properties fo:font-weight="bold" officeooo:rsid="01d338af" officeooo:paragraph-rsid="01d338af" style:font-weight-asian="bold" style:font-weight-complex="bold"/>
    </style:style>
    <style:style style:name="P26" style:family="paragraph" style:parent-style-name="Standard">
      <style:text-properties fo:font-weight="bold" officeooo:rsid="01dc6d8e" officeooo:paragraph-rsid="01dc6d8e" style:font-weight-asian="bold" style:font-weight-complex="bold"/>
    </style:style>
    <style:style style:name="P27" style:family="paragraph" style:parent-style-name="Standard">
      <style:text-properties fo:font-weight="bold" officeooo:rsid="01f941bd" officeooo:paragraph-rsid="01f941bd" style:font-weight-asian="bold" style:font-weight-complex="bold"/>
    </style:style>
    <style:style style:name="P28" style:family="paragraph" style:parent-style-name="Standard">
      <style:text-properties fo:font-weight="bold" officeooo:paragraph-rsid="020acc68" style:font-weight-asian="bold" style:font-weight-complex="bold"/>
    </style:style>
    <style:style style:name="P29" style:family="paragraph" style:parent-style-name="Standard">
      <style:text-properties fo:font-weight="bold" officeooo:rsid="02304d07" officeooo:paragraph-rsid="02304d07" style:font-weight-asian="bold" style:font-weight-complex="bold"/>
    </style:style>
    <style:style style:name="P30" style:family="paragraph" style:parent-style-name="Standard">
      <style:text-properties fo:font-weight="bold" officeooo:rsid="025100b1" officeooo:paragraph-rsid="025100b1" style:font-weight-asian="bold" style:font-weight-complex="bold"/>
    </style:style>
    <style:style style:name="P31" style:family="paragraph" style:parent-style-name="Standard">
      <style:text-properties fo:font-weight="normal" officeooo:rsid="009dc130" officeooo:paragraph-rsid="009f335d" style:font-weight-asian="normal" style:font-weight-complex="normal"/>
    </style:style>
    <style:style style:name="P32" style:family="paragraph" style:parent-style-name="Standard">
      <style:text-properties fo:font-weight="normal" officeooo:rsid="009dc130" officeooo:paragraph-rsid="00f1087a" style:font-weight-asian="normal" style:font-weight-complex="normal"/>
    </style:style>
    <style:style style:name="P33" style:family="paragraph" style:parent-style-name="Standard">
      <style:text-properties fo:font-weight="normal" officeooo:rsid="00a1567c" officeooo:paragraph-rsid="00a1567c" style:font-weight-asian="normal" style:font-weight-complex="normal"/>
    </style:style>
    <style:style style:name="P34" style:family="paragraph" style:parent-style-name="Standard">
      <style:text-properties officeooo:paragraph-rsid="00a1567c"/>
    </style:style>
    <style:style style:name="P35" style:family="paragraph" style:parent-style-name="Standard">
      <style:text-properties officeooo:paragraph-rsid="00a3673f"/>
    </style:style>
    <style:style style:name="P36" style:family="paragraph" style:parent-style-name="Standard">
      <style:text-properties officeooo:rsid="00a569fd" officeooo:paragraph-rsid="00a569fd"/>
    </style:style>
    <style:style style:name="P37" style:family="paragraph" style:parent-style-name="Standard">
      <style:text-properties officeooo:rsid="00a6688e" officeooo:paragraph-rsid="00a6688e"/>
    </style:style>
    <style:style style:name="P38" style:family="paragraph" style:parent-style-name="Standard">
      <style:text-properties officeooo:rsid="00a6688e" officeooo:paragraph-rsid="00f1087a"/>
    </style:style>
    <style:style style:name="P39" style:family="paragraph" style:parent-style-name="Standard">
      <style:text-properties officeooo:rsid="00a919ff" officeooo:paragraph-rsid="00a919ff"/>
    </style:style>
    <style:style style:name="P40" style:family="paragraph" style:parent-style-name="Standard">
      <style:text-properties officeooo:rsid="00a9e0e9" officeooo:paragraph-rsid="00a9e0e9"/>
    </style:style>
    <style:style style:name="P41" style:family="paragraph" style:parent-style-name="Standard">
      <style:text-properties officeooo:rsid="00ad9907" officeooo:paragraph-rsid="00ad9907"/>
    </style:style>
    <style:style style:name="P42" style:family="paragraph" style:parent-style-name="Standard">
      <style:text-properties officeooo:paragraph-rsid="00af151e"/>
    </style:style>
    <style:style style:name="P43" style:family="paragraph" style:parent-style-name="Standard">
      <style:text-properties officeooo:rsid="00b89c61" officeooo:paragraph-rsid="00b89c61"/>
    </style:style>
    <style:style style:name="P44" style:family="paragraph" style:parent-style-name="Standard">
      <style:text-properties officeooo:rsid="00b98652" officeooo:paragraph-rsid="00b98652"/>
    </style:style>
    <style:style style:name="P45" style:family="paragraph" style:parent-style-name="Standard">
      <style:text-properties officeooo:paragraph-rsid="00b9a9a6"/>
    </style:style>
    <style:style style:name="P46" style:family="paragraph" style:parent-style-name="Standard">
      <style:text-properties officeooo:rsid="00be4b87" officeooo:paragraph-rsid="00be4b87"/>
    </style:style>
    <style:style style:name="P47" style:family="paragraph" style:parent-style-name="Standard">
      <style:text-properties officeooo:paragraph-rsid="00be4b87"/>
    </style:style>
    <style:style style:name="P48" style:family="paragraph" style:parent-style-name="Standard">
      <style:text-properties officeooo:rsid="00bff810" officeooo:paragraph-rsid="00bff810"/>
    </style:style>
    <style:style style:name="P49" style:family="paragraph" style:parent-style-name="Standard">
      <style:text-properties officeooo:paragraph-rsid="00bff810"/>
    </style:style>
    <style:style style:name="P50" style:family="paragraph" style:parent-style-name="Standard">
      <style:text-properties officeooo:rsid="00c05aa4" officeooo:paragraph-rsid="00c05aa4"/>
    </style:style>
    <style:style style:name="P51" style:family="paragraph" style:parent-style-name="Standard">
      <style:text-properties officeooo:paragraph-rsid="00cb5b9f"/>
    </style:style>
    <style:style style:name="P52" style:family="paragraph" style:parent-style-name="Standard">
      <style:text-properties officeooo:rsid="00e744c8" officeooo:paragraph-rsid="00e744c8"/>
    </style:style>
    <style:style style:name="P53" style:family="paragraph" style:parent-style-name="Standard">
      <style:text-properties officeooo:rsid="00f1087a" officeooo:paragraph-rsid="00f1087a"/>
    </style:style>
    <style:style style:name="P54" style:family="paragraph" style:parent-style-name="Standard">
      <style:text-properties officeooo:rsid="00f3f5fc" officeooo:paragraph-rsid="00f3f5fc"/>
    </style:style>
    <style:style style:name="P55" style:family="paragraph" style:parent-style-name="Standard">
      <style:text-properties officeooo:rsid="0101b31f" officeooo:paragraph-rsid="0101b31f"/>
    </style:style>
    <style:style style:name="P56" style:family="paragraph" style:parent-style-name="Standard">
      <style:text-properties officeooo:rsid="01029b23" officeooo:paragraph-rsid="01029b23"/>
    </style:style>
    <style:style style:name="P57" style:family="paragraph" style:parent-style-name="Standard">
      <style:text-properties officeooo:rsid="0108ae35" officeooo:paragraph-rsid="0108ae35"/>
    </style:style>
    <style:style style:name="P58" style:family="paragraph" style:parent-style-name="Standard">
      <style:text-properties officeooo:paragraph-rsid="010deb8c"/>
    </style:style>
    <style:style style:name="P59" style:family="paragraph" style:parent-style-name="Standard">
      <style:text-properties officeooo:paragraph-rsid="010ef3e2"/>
    </style:style>
    <style:style style:name="P60" style:family="paragraph" style:parent-style-name="Standard">
      <style:text-properties officeooo:rsid="012f53e2" officeooo:paragraph-rsid="012f53e2"/>
    </style:style>
    <style:style style:name="P61" style:family="paragraph" style:parent-style-name="Standard">
      <style:text-properties officeooo:paragraph-rsid="0130885b"/>
    </style:style>
    <style:style style:name="P62" style:family="paragraph" style:parent-style-name="Standard">
      <style:text-properties officeooo:rsid="01584687" officeooo:paragraph-rsid="01584687"/>
    </style:style>
    <style:style style:name="P63" style:family="paragraph" style:parent-style-name="Standard">
      <style:text-properties officeooo:rsid="01678d6d" officeooo:paragraph-rsid="01678d6d"/>
    </style:style>
    <style:style style:name="P64" style:family="paragraph" style:parent-style-name="Standard">
      <style:text-properties officeooo:rsid="01692a8e" officeooo:paragraph-rsid="01692a8e"/>
    </style:style>
    <style:style style:name="P65" style:family="paragraph" style:parent-style-name="Standard">
      <style:text-properties officeooo:paragraph-rsid="01764f63"/>
    </style:style>
    <style:style style:name="P66" style:family="paragraph" style:parent-style-name="Standard">
      <style:text-properties officeooo:rsid="0177f442" officeooo:paragraph-rsid="0177f442"/>
    </style:style>
    <style:style style:name="P67" style:family="paragraph" style:parent-style-name="Standard">
      <style:text-properties officeooo:paragraph-rsid="0181d977"/>
    </style:style>
    <style:style style:name="P68" style:family="paragraph" style:parent-style-name="Standard">
      <style:text-properties officeooo:rsid="0195f30b" officeooo:paragraph-rsid="0195f30b"/>
    </style:style>
    <style:style style:name="P69" style:family="paragraph" style:parent-style-name="Standard">
      <style:text-properties officeooo:rsid="0195f30b" officeooo:paragraph-rsid="01adb7bf"/>
    </style:style>
    <style:style style:name="P70" style:family="paragraph" style:parent-style-name="Standard">
      <style:text-properties officeooo:rsid="01c42cf9" officeooo:paragraph-rsid="01c42cf9"/>
    </style:style>
    <style:style style:name="P71" style:family="paragraph" style:parent-style-name="Standard">
      <style:text-properties officeooo:rsid="01c4bf8b" officeooo:paragraph-rsid="01c4bf8b"/>
    </style:style>
    <style:style style:name="P72" style:family="paragraph" style:parent-style-name="Standard">
      <style:text-properties officeooo:rsid="01d31a4a" officeooo:paragraph-rsid="01d31a4a"/>
    </style:style>
    <style:style style:name="P73" style:family="paragraph" style:parent-style-name="Standard">
      <style:text-properties officeooo:rsid="01d338af" officeooo:paragraph-rsid="01d338af"/>
    </style:style>
    <style:style style:name="P74" style:family="paragraph" style:parent-style-name="Standard">
      <style:text-properties officeooo:paragraph-rsid="01d338af"/>
    </style:style>
    <style:style style:name="P75" style:family="paragraph" style:parent-style-name="Standard">
      <style:text-properties officeooo:rsid="01da8874" officeooo:paragraph-rsid="01da8874"/>
    </style:style>
    <style:style style:name="P76" style:family="paragraph" style:parent-style-name="Standard">
      <style:text-properties officeooo:rsid="01dc6d8e" officeooo:paragraph-rsid="01dc6d8e"/>
    </style:style>
    <style:style style:name="P77" style:family="paragraph" style:parent-style-name="Standard">
      <style:text-properties officeooo:rsid="01dc6d8e" officeooo:paragraph-rsid="01e26ca7"/>
    </style:style>
    <style:style style:name="P78" style:family="paragraph" style:parent-style-name="Standard">
      <style:text-properties officeooo:paragraph-rsid="01e26ca7"/>
    </style:style>
    <style:style style:name="P79" style:family="paragraph" style:parent-style-name="Standard">
      <style:text-properties fo:font-style="normal" officeooo:paragraph-rsid="010ef3e2" style:font-style-asian="normal" style:font-style-complex="normal"/>
    </style:style>
    <style:style style:name="P80" style:family="paragraph" style:parent-style-name="Standard">
      <style:text-properties officeooo:rsid="01f941bd" officeooo:paragraph-rsid="01f941bd"/>
    </style:style>
    <style:style style:name="P81" style:family="paragraph" style:parent-style-name="Standard">
      <style:text-properties officeooo:paragraph-rsid="020acc68"/>
    </style:style>
    <style:style style:name="P82" style:family="paragraph" style:parent-style-name="Standard">
      <style:text-properties officeooo:paragraph-rsid="02159260"/>
    </style:style>
    <style:style style:name="P83" style:family="paragraph" style:parent-style-name="Standard">
      <style:text-properties officeooo:rsid="02304d07" officeooo:paragraph-rsid="02304d07"/>
    </style:style>
    <style:style style:name="P84" style:family="paragraph" style:parent-style-name="Standard">
      <style:text-properties officeooo:paragraph-rsid="0225ef1e"/>
    </style:style>
    <style:style style:name="P85" style:family="paragraph" style:parent-style-name="Standard">
      <style:text-properties officeooo:paragraph-rsid="02304d07"/>
    </style:style>
    <style:style style:name="P86" style:family="paragraph" style:parent-style-name="Standard">
      <style:text-properties officeooo:rsid="025100b1" officeooo:paragraph-rsid="025100b1"/>
    </style:style>
    <style:style style:name="P87" style:family="paragraph" style:parent-style-name="Standard">
      <style:text-properties officeooo:rsid="02569639" officeooo:paragraph-rsid="02569639"/>
    </style:style>
    <style:style style:name="P88" style:family="paragraph" style:parent-style-name="Standard">
      <style:text-properties officeooo:rsid="0257b7cf" officeooo:paragraph-rsid="0257b7cf"/>
    </style:style>
    <style:style style:name="T1" style:family="text">
      <style:text-properties fo:font-weight="bold" style:font-weight-asian="bold" style:font-weight-complex="bold"/>
    </style:style>
    <style:style style:name="T2" style:family="text">
      <style:text-properties fo:font-weight="bold" officeooo:rsid="00aa359c" style:font-weight-asian="bold" style:font-weight-complex="bold"/>
    </style:style>
    <style:style style:name="T3" style:family="text">
      <style:text-properties fo:font-weight="bold" officeooo:rsid="00aac256" style:font-weight-asian="bold" style:font-weight-complex="bold"/>
    </style:style>
    <style:style style:name="T4" style:family="text">
      <style:text-properties fo:font-weight="bold" officeooo:rsid="00abdaa6" style:font-weight-asian="bold" style:font-weight-complex="bold"/>
    </style:style>
    <style:style style:name="T5" style:family="text">
      <style:text-properties fo:font-weight="bold" officeooo:rsid="00ad9907" style:font-weight-asian="bold" style:font-weight-complex="bold"/>
    </style:style>
    <style:style style:name="T6" style:family="text">
      <style:text-properties fo:font-weight="bold" officeooo:rsid="00af151e" style:font-weight-asian="bold" style:font-weight-complex="bold"/>
    </style:style>
    <style:style style:name="T7" style:family="text">
      <style:text-properties fo:font-weight="bold" officeooo:rsid="00cd2a97" style:font-weight-asian="bold" style:font-weight-complex="bold"/>
    </style:style>
    <style:style style:name="T8" style:family="text">
      <style:text-properties fo:font-weight="bold" officeooo:rsid="010deb8c" style:font-weight-asian="bold" style:font-weight-complex="bold"/>
    </style:style>
    <style:style style:name="T9" style:family="text">
      <style:text-properties fo:font-weight="bold" officeooo:rsid="0181d977" style:font-weight-asian="bold" style:font-weight-complex="bold"/>
    </style:style>
    <style:style style:name="T10" style:family="text">
      <style:text-properties fo:font-weight="bold" officeooo:rsid="012e01cc" style:font-weight-asian="bold" style:font-weight-complex="bold"/>
    </style:style>
    <style:style style:name="T11" style:family="text">
      <style:text-properties fo:font-weight="bold" officeooo:rsid="0257b7cf" style:font-weight-asian="bold" style:font-weight-complex="bold"/>
    </style:style>
    <style:style style:name="T12" style:family="text">
      <style:text-properties fo:font-weight="bold" officeooo:rsid="025815bc" style:font-weight-asian="bold" style:font-weight-complex="bold"/>
    </style:style>
    <style:style style:name="T13" style:family="text">
      <style:text-properties fo:font-weight="bold" officeooo:rsid="0259026e" style:font-weight-asian="bold" style:font-weight-complex="bold"/>
    </style:style>
    <style:style style:name="T14" style:family="text">
      <style:text-properties fo:font-size="20pt" fo:font-weight="bold" officeooo:rsid="001b94df" style:font-size-asian="20pt" style:font-weight-asian="bold" style:font-size-complex="20pt" style:font-weight-complex="bold"/>
    </style:style>
    <style:style style:name="T15" style:family="text">
      <style:text-properties fo:font-size="20pt" fo:font-weight="bold" officeooo:rsid="009cb022" style:font-size-asian="20pt" style:font-weight-asian="bold" style:font-size-complex="20pt" style:font-weight-complex="bold"/>
    </style:style>
    <style:style style:name="T16" style:family="text">
      <style:text-properties style:font-name="Liberation Serif" fo:font-size="20pt" fo:language="zxx" fo:country="none" fo:font-weight="bold" officeooo:rsid="009ccc1a" style:font-name-asian="Segoe UI" style:font-size-asian="20pt" style:language-asian="zxx" style:country-asian="none" style:font-weight-asian="bold" style:font-name-complex="Tahoma" style:font-size-complex="20pt" style:language-complex="zxx" style:country-complex="none" style:font-weight-complex="bold"/>
    </style:style>
    <style:style style:name="T17" style:family="text">
      <style:text-properties style:font-name="Liberation Serif" fo:font-size="10pt" fo:language="zxx" fo:country="none" fo:font-weight="normal" officeooo:rsid="009ef21c" style:font-name-asian="Segoe UI" style:font-size-asian="10pt" style:language-asian="zxx" style:country-asian="none" style:font-weight-asian="normal" style:font-name-complex="Tahoma" style:font-size-complex="10pt" style:language-complex="zxx" style:country-complex="none" style:font-weight-complex="normal"/>
    </style:style>
    <style:style style:name="T18" style:family="text">
      <style:text-properties officeooo:rsid="009dc130"/>
    </style:style>
    <style:style style:name="T19" style:family="text">
      <style:text-properties officeooo:rsid="009ee4b9"/>
    </style:style>
    <style:style style:name="T20" style:family="text">
      <style:text-properties fo:font-size="10pt" fo:font-weight="normal" officeooo:rsid="001b94df" style:font-size-asian="10pt" style:font-weight-asian="normal" style:font-size-complex="10pt" style:font-weight-complex="normal"/>
    </style:style>
    <style:style style:name="T21" style:family="text">
      <style:text-properties fo:font-size="10pt" fo:font-weight="normal" officeooo:rsid="009ef30a" style:font-size-asian="10pt" style:font-weight-asian="normal" style:font-size-complex="10pt" style:font-weight-complex="normal"/>
    </style:style>
    <style:style style:name="T22" style:family="text">
      <style:text-properties fo:font-size="10pt" fo:font-weight="normal" officeooo:rsid="009ef21c" style:font-size-asian="10pt" style:font-weight-asian="normal" style:font-size-complex="10pt" style:font-weight-complex="normal"/>
    </style:style>
    <style:style style:name="T23" style:family="text">
      <style:text-properties officeooo:rsid="009f335d"/>
    </style:style>
    <style:style style:name="T24" style:family="text">
      <style:text-properties fo:color="#c9211e" fo:font-weight="bold" officeooo:rsid="009f335d" style:font-weight-asian="bold" style:font-weight-complex="bold"/>
    </style:style>
    <style:style style:name="T25" style:family="text">
      <style:text-properties fo:color="#c9211e" fo:language="zxx" fo:country="none" fo:font-weight="bold" officeooo:rsid="00a26338" style:language-asian="zxx" style:country-asian="none" style:font-weight-asian="bold" style:language-complex="zxx" style:country-complex="none" style:font-weight-complex="bold"/>
    </style:style>
    <style:style style:name="T26" style:family="text">
      <style:text-properties officeooo:rsid="00a053e3"/>
    </style:style>
    <style:style style:name="T27" style:family="text">
      <style:text-properties officeooo:rsid="00a1567c"/>
    </style:style>
    <style:style style:name="T28" style:family="text">
      <style:text-properties fo:font-weight="normal" style:font-weight-asian="normal" style:font-weight-complex="normal"/>
    </style:style>
    <style:style style:name="T29" style:family="text">
      <style:text-properties fo:font-weight="normal" officeooo:rsid="00a1567c" style:font-weight-asian="normal" style:font-weight-complex="normal"/>
    </style:style>
    <style:style style:name="T30" style:family="text">
      <style:text-properties fo:font-weight="normal" officeooo:rsid="00a569fd" style:font-weight-asian="normal" style:font-weight-complex="normal"/>
    </style:style>
    <style:style style:name="T31" style:family="text">
      <style:text-properties fo:font-weight="normal" officeooo:rsid="00af151e" style:font-weight-asian="normal" style:font-weight-complex="normal"/>
    </style:style>
    <style:style style:name="T32" style:family="text">
      <style:text-properties fo:font-weight="normal" officeooo:rsid="00af92f6" style:font-weight-asian="normal" style:font-weight-complex="normal"/>
    </style:style>
    <style:style style:name="T33" style:family="text">
      <style:text-properties fo:font-weight="normal" officeooo:rsid="00afc577" style:font-weight-asian="normal" style:font-weight-complex="normal"/>
    </style:style>
    <style:style style:name="T34" style:family="text">
      <style:text-properties fo:font-weight="normal" officeooo:rsid="00aff97d" style:font-weight-asian="normal" style:font-weight-complex="normal"/>
    </style:style>
    <style:style style:name="T35" style:family="text">
      <style:text-properties fo:font-weight="normal" officeooo:rsid="00b0ed96" style:font-weight-asian="normal" style:font-weight-complex="normal"/>
    </style:style>
    <style:style style:name="T36" style:family="text">
      <style:text-properties fo:font-weight="normal" officeooo:rsid="00b129ed" style:font-weight-asian="normal" style:font-weight-complex="normal"/>
    </style:style>
    <style:style style:name="T37" style:family="text">
      <style:text-properties fo:font-weight="normal" officeooo:rsid="00b28785" style:font-weight-asian="normal" style:font-weight-complex="normal"/>
    </style:style>
    <style:style style:name="T38" style:family="text">
      <style:text-properties fo:font-weight="normal" officeooo:rsid="00b42f87" style:font-weight-asian="normal" style:font-weight-complex="normal"/>
    </style:style>
    <style:style style:name="T39" style:family="text">
      <style:text-properties fo:font-weight="normal" officeooo:rsid="00b5aced" style:font-weight-asian="normal" style:font-weight-complex="normal"/>
    </style:style>
    <style:style style:name="T40" style:family="text">
      <style:text-properties fo:font-weight="normal" officeooo:rsid="00b5cf76" style:font-weight-asian="normal" style:font-weight-complex="normal"/>
    </style:style>
    <style:style style:name="T41" style:family="text">
      <style:text-properties fo:font-weight="normal" officeooo:rsid="00b72247" style:font-weight-asian="normal" style:font-weight-complex="normal"/>
    </style:style>
    <style:style style:name="T42" style:family="text">
      <style:text-properties fo:font-weight="normal" officeooo:rsid="00b7aa54" style:font-weight-asian="normal" style:font-weight-complex="normal"/>
    </style:style>
    <style:style style:name="T43" style:family="text">
      <style:text-properties fo:font-weight="normal" officeooo:rsid="00b89c61" style:font-weight-asian="normal" style:font-weight-complex="normal"/>
    </style:style>
    <style:style style:name="T44" style:family="text">
      <style:text-properties fo:font-weight="normal" officeooo:rsid="00b9a9a6" style:font-weight-asian="normal" style:font-weight-complex="normal"/>
    </style:style>
    <style:style style:name="T45" style:family="text">
      <style:text-properties fo:font-weight="normal" officeooo:rsid="00bb1fe2" style:font-weight-asian="normal" style:font-weight-complex="normal"/>
    </style:style>
    <style:style style:name="T46" style:family="text">
      <style:text-properties fo:font-weight="normal" officeooo:rsid="00bc816d" style:font-weight-asian="normal" style:font-weight-complex="normal"/>
    </style:style>
    <style:style style:name="T47" style:family="text">
      <style:text-properties fo:font-weight="normal" officeooo:rsid="00be4b87" style:font-weight-asian="normal" style:font-weight-complex="normal"/>
    </style:style>
    <style:style style:name="T48" style:family="text">
      <style:text-properties fo:font-weight="normal" officeooo:rsid="00bff810" style:font-weight-asian="normal" style:font-weight-complex="normal"/>
    </style:style>
    <style:style style:name="T49" style:family="text">
      <style:text-properties fo:font-weight="normal" officeooo:rsid="00c05aa4" style:font-weight-asian="normal" style:font-weight-complex="normal"/>
    </style:style>
    <style:style style:name="T50" style:family="text">
      <style:text-properties fo:font-weight="normal" officeooo:rsid="00c12798" style:font-weight-asian="normal" style:font-weight-complex="normal"/>
    </style:style>
    <style:style style:name="T51" style:family="text">
      <style:text-properties fo:font-weight="normal" officeooo:rsid="00c15255" style:font-weight-asian="normal" style:font-weight-complex="normal"/>
    </style:style>
    <style:style style:name="T52" style:family="text">
      <style:text-properties fo:font-weight="normal" officeooo:rsid="00c21153" style:font-weight-asian="normal" style:font-weight-complex="normal"/>
    </style:style>
    <style:style style:name="T53" style:family="text">
      <style:text-properties fo:font-weight="normal" officeooo:rsid="00c3d880" style:font-weight-asian="normal" style:font-weight-complex="normal"/>
    </style:style>
    <style:style style:name="T54" style:family="text">
      <style:text-properties fo:font-weight="normal" officeooo:rsid="00c50f58" style:font-weight-asian="normal" style:font-weight-complex="normal"/>
    </style:style>
    <style:style style:name="T55" style:family="text">
      <style:text-properties fo:font-weight="normal" officeooo:rsid="00c57f20" style:font-weight-asian="normal" style:font-weight-complex="normal"/>
    </style:style>
    <style:style style:name="T56" style:family="text">
      <style:text-properties fo:font-weight="normal" officeooo:rsid="00c6e725" style:font-weight-asian="normal" style:font-weight-complex="normal"/>
    </style:style>
    <style:style style:name="T57" style:family="text">
      <style:text-properties fo:font-weight="normal" officeooo:rsid="00c83adb" style:font-weight-asian="normal" style:font-weight-complex="normal"/>
    </style:style>
    <style:style style:name="T58" style:family="text">
      <style:text-properties fo:font-weight="normal" officeooo:rsid="00ca3282" style:font-weight-asian="normal" style:font-weight-complex="normal"/>
    </style:style>
    <style:style style:name="T59" style:family="text">
      <style:text-properties fo:font-weight="normal" officeooo:rsid="00cb5b9f" style:font-weight-asian="normal" style:font-weight-complex="normal"/>
    </style:style>
    <style:style style:name="T60" style:family="text">
      <style:text-properties fo:font-weight="normal" officeooo:rsid="00cd2a97" style:font-weight-asian="normal" style:font-weight-complex="normal"/>
    </style:style>
    <style:style style:name="T61" style:family="text">
      <style:text-properties fo:font-weight="normal" officeooo:rsid="00ce71d3" style:font-weight-asian="normal" style:font-weight-complex="normal"/>
    </style:style>
    <style:style style:name="T62" style:family="text">
      <style:text-properties fo:font-weight="normal" officeooo:rsid="00cf2b81" style:font-weight-asian="normal" style:font-weight-complex="normal"/>
    </style:style>
    <style:style style:name="T63" style:family="text">
      <style:text-properties fo:font-weight="normal" officeooo:rsid="00d066ed" style:font-weight-asian="normal" style:font-weight-complex="normal"/>
    </style:style>
    <style:style style:name="T64" style:family="text">
      <style:text-properties fo:font-weight="normal" officeooo:rsid="00d12518" style:font-weight-asian="normal" style:font-weight-complex="normal"/>
    </style:style>
    <style:style style:name="T65" style:family="text">
      <style:text-properties fo:font-weight="normal" officeooo:rsid="00d334b6" style:font-weight-asian="normal" style:font-weight-complex="normal"/>
    </style:style>
    <style:style style:name="T66" style:family="text">
      <style:text-properties fo:font-weight="normal" officeooo:rsid="00d48d83" style:font-weight-asian="normal" style:font-weight-complex="normal"/>
    </style:style>
    <style:style style:name="T67" style:family="text">
      <style:text-properties fo:font-weight="normal" officeooo:rsid="00d6b792" style:font-weight-asian="normal" style:font-weight-complex="normal"/>
    </style:style>
    <style:style style:name="T68" style:family="text">
      <style:text-properties fo:font-weight="normal" officeooo:rsid="00d76021" style:font-weight-asian="normal" style:font-weight-complex="normal"/>
    </style:style>
    <style:style style:name="T69" style:family="text">
      <style:text-properties fo:font-weight="normal" officeooo:rsid="00d8e215" style:font-weight-asian="normal" style:font-weight-complex="normal"/>
    </style:style>
    <style:style style:name="T70" style:family="text">
      <style:text-properties fo:font-weight="normal" officeooo:rsid="00d9462f" style:font-weight-asian="normal" style:font-weight-complex="normal"/>
    </style:style>
    <style:style style:name="T71" style:family="text">
      <style:text-properties fo:font-weight="normal" officeooo:rsid="00dacb5e" style:font-weight-asian="normal" style:font-weight-complex="normal"/>
    </style:style>
    <style:style style:name="T72" style:family="text">
      <style:text-properties fo:font-weight="normal" officeooo:rsid="00db00c1" style:font-weight-asian="normal" style:font-weight-complex="normal"/>
    </style:style>
    <style:style style:name="T73" style:family="text">
      <style:text-properties fo:font-weight="normal" officeooo:rsid="00dc1590" style:font-weight-asian="normal" style:font-weight-complex="normal"/>
    </style:style>
    <style:style style:name="T74" style:family="text">
      <style:text-properties fo:font-weight="normal" officeooo:rsid="00ddbded" style:font-weight-asian="normal" style:font-weight-complex="normal"/>
    </style:style>
    <style:style style:name="T75" style:family="text">
      <style:text-properties fo:font-weight="normal" officeooo:rsid="00ddf499" style:font-weight-asian="normal" style:font-weight-complex="normal"/>
    </style:style>
    <style:style style:name="T76" style:family="text">
      <style:text-properties fo:font-weight="normal" officeooo:rsid="00de461a" style:font-weight-asian="normal" style:font-weight-complex="normal"/>
    </style:style>
    <style:style style:name="T77" style:family="text">
      <style:text-properties fo:font-weight="normal" officeooo:rsid="00e1d366" style:font-weight-asian="normal" style:font-weight-complex="normal"/>
    </style:style>
    <style:style style:name="T78" style:family="text">
      <style:text-properties fo:font-weight="normal" officeooo:rsid="00e2f57f" style:font-weight-asian="normal" style:font-weight-complex="normal"/>
    </style:style>
    <style:style style:name="T79" style:family="text">
      <style:text-properties fo:font-weight="normal" officeooo:rsid="00e3d93a" style:font-weight-asian="normal" style:font-weight-complex="normal"/>
    </style:style>
    <style:style style:name="T80" style:family="text">
      <style:text-properties fo:font-weight="normal" officeooo:rsid="00e5768b" style:font-weight-asian="normal" style:font-weight-complex="normal"/>
    </style:style>
    <style:style style:name="T81" style:family="text">
      <style:text-properties fo:font-weight="normal" officeooo:rsid="00e77993" style:font-weight-asian="normal" style:font-weight-complex="normal"/>
    </style:style>
    <style:style style:name="T82" style:family="text">
      <style:text-properties fo:font-weight="normal" officeooo:rsid="00e78658" style:font-weight-asian="normal" style:font-weight-complex="normal"/>
    </style:style>
    <style:style style:name="T83" style:family="text">
      <style:text-properties fo:font-weight="normal" officeooo:rsid="00e7f4f9" style:font-weight-asian="normal" style:font-weight-complex="normal"/>
    </style:style>
    <style:style style:name="T84" style:family="text">
      <style:text-properties fo:font-weight="normal" officeooo:rsid="00e9c5b9" style:font-weight-asian="normal" style:font-weight-complex="normal"/>
    </style:style>
    <style:style style:name="T85" style:family="text">
      <style:text-properties fo:font-weight="normal" officeooo:rsid="00eb9b61" style:font-weight-asian="normal" style:font-weight-complex="normal"/>
    </style:style>
    <style:style style:name="T86" style:family="text">
      <style:text-properties fo:font-weight="normal" officeooo:rsid="00ecdb01" style:font-weight-asian="normal" style:font-weight-complex="normal"/>
    </style:style>
    <style:style style:name="T87" style:family="text">
      <style:text-properties fo:font-weight="normal" officeooo:rsid="00ed46d9" style:font-weight-asian="normal" style:font-weight-complex="normal"/>
    </style:style>
    <style:style style:name="T88" style:family="text">
      <style:text-properties fo:font-weight="normal" officeooo:rsid="00eda2bd" style:font-weight-asian="normal" style:font-weight-complex="normal"/>
    </style:style>
    <style:style style:name="T89" style:family="text">
      <style:text-properties fo:font-weight="normal" officeooo:rsid="00ef5e39" style:font-weight-asian="normal" style:font-weight-complex="normal"/>
    </style:style>
    <style:style style:name="T90" style:family="text">
      <style:text-properties fo:font-weight="normal" officeooo:rsid="00f01403" style:font-weight-asian="normal" style:font-weight-complex="normal"/>
    </style:style>
    <style:style style:name="T91" style:family="text">
      <style:text-properties fo:font-weight="normal" officeooo:rsid="00f1087a" style:font-weight-asian="normal" style:font-weight-complex="normal"/>
    </style:style>
    <style:style style:name="T92" style:family="text">
      <style:text-properties fo:font-weight="normal" officeooo:rsid="00f24b33" style:font-weight-asian="normal" style:font-weight-complex="normal"/>
    </style:style>
    <style:style style:name="T93" style:family="text">
      <style:text-properties fo:font-weight="normal" officeooo:rsid="00f34111" style:font-weight-asian="normal" style:font-weight-complex="normal"/>
    </style:style>
    <style:style style:name="T94" style:family="text">
      <style:text-properties fo:font-weight="normal" officeooo:rsid="010959f3" style:font-weight-asian="normal" style:font-weight-complex="normal"/>
    </style:style>
    <style:style style:name="T95" style:family="text">
      <style:text-properties fo:font-weight="normal" officeooo:rsid="0109e440" style:font-weight-asian="normal" style:font-weight-complex="normal"/>
    </style:style>
    <style:style style:name="T96" style:family="text">
      <style:text-properties fo:font-weight="normal" officeooo:rsid="010b5096" style:font-weight-asian="normal" style:font-weight-complex="normal"/>
    </style:style>
    <style:style style:name="T97" style:family="text">
      <style:text-properties fo:font-weight="normal" officeooo:rsid="010c9d0d" style:font-weight-asian="normal" style:font-weight-complex="normal"/>
    </style:style>
    <style:style style:name="T98" style:family="text">
      <style:text-properties fo:font-weight="normal" officeooo:rsid="010dba9f" style:font-weight-asian="normal" style:font-weight-complex="normal"/>
    </style:style>
    <style:style style:name="T99" style:family="text">
      <style:text-properties fo:font-weight="normal" officeooo:rsid="010deb8c" style:font-weight-asian="normal" style:font-weight-complex="normal"/>
    </style:style>
    <style:style style:name="T100" style:family="text">
      <style:text-properties fo:font-weight="normal" officeooo:rsid="010f61e2" style:font-weight-asian="normal" style:font-weight-complex="normal"/>
    </style:style>
    <style:style style:name="T101" style:family="text">
      <style:text-properties fo:font-weight="normal" officeooo:rsid="01103ea9" style:font-weight-asian="normal" style:font-weight-complex="normal"/>
    </style:style>
    <style:style style:name="T102" style:family="text">
      <style:text-properties fo:font-weight="normal" officeooo:rsid="01112312" style:font-weight-asian="normal" style:font-weight-complex="normal"/>
    </style:style>
    <style:style style:name="T103" style:family="text">
      <style:text-properties fo:font-weight="normal" officeooo:rsid="01121eb2" style:font-weight-asian="normal" style:font-weight-complex="normal"/>
    </style:style>
    <style:style style:name="T104" style:family="text">
      <style:text-properties fo:font-weight="normal" officeooo:rsid="01133a51" style:font-weight-asian="normal" style:font-weight-complex="normal"/>
    </style:style>
    <style:style style:name="T105" style:family="text">
      <style:text-properties fo:font-weight="normal" officeooo:rsid="010ef3e2" style:font-weight-asian="normal" style:font-weight-complex="normal"/>
    </style:style>
    <style:style style:name="T106" style:family="text">
      <style:text-properties fo:font-weight="normal" officeooo:rsid="0115684b" style:font-weight-asian="normal" style:font-weight-complex="normal"/>
    </style:style>
    <style:style style:name="T107" style:family="text">
      <style:text-properties fo:font-weight="normal" officeooo:rsid="01165e29" style:font-weight-asian="normal" style:font-weight-complex="normal"/>
    </style:style>
    <style:style style:name="T108" style:family="text">
      <style:text-properties fo:font-weight="normal" officeooo:rsid="0116e1dc" style:font-weight-asian="normal" style:font-weight-complex="normal"/>
    </style:style>
    <style:style style:name="T109" style:family="text">
      <style:text-properties fo:font-weight="normal" officeooo:rsid="011856c6" style:font-weight-asian="normal" style:font-weight-complex="normal"/>
    </style:style>
    <style:style style:name="T110" style:family="text">
      <style:text-properties fo:font-weight="normal" officeooo:rsid="0119808d" style:font-weight-asian="normal" style:font-weight-complex="normal"/>
    </style:style>
    <style:style style:name="T111" style:family="text">
      <style:text-properties fo:font-weight="normal" officeooo:rsid="011b42c9" style:font-weight-asian="normal" style:font-weight-complex="normal"/>
    </style:style>
    <style:style style:name="T112" style:family="text">
      <style:text-properties fo:font-weight="normal" officeooo:rsid="011bc66c" style:font-weight-asian="normal" style:font-weight-complex="normal"/>
    </style:style>
    <style:style style:name="T113" style:family="text">
      <style:text-properties fo:font-weight="normal" officeooo:rsid="011d55fa" style:font-weight-asian="normal" style:font-weight-complex="normal"/>
    </style:style>
    <style:style style:name="T114" style:family="text">
      <style:text-properties fo:font-weight="normal" officeooo:rsid="011e71aa" style:font-weight-asian="normal" style:font-weight-complex="normal"/>
    </style:style>
    <style:style style:name="T115" style:family="text">
      <style:text-properties fo:font-weight="normal" officeooo:rsid="011fa6a7" style:font-weight-asian="normal" style:font-weight-complex="normal"/>
    </style:style>
    <style:style style:name="T116" style:family="text">
      <style:text-properties fo:font-weight="normal" officeooo:rsid="01233e43" style:font-weight-asian="normal" style:font-weight-complex="normal"/>
    </style:style>
    <style:style style:name="T117" style:family="text">
      <style:text-properties fo:font-weight="normal" officeooo:rsid="01239f27" style:font-weight-asian="normal" style:font-weight-complex="normal"/>
    </style:style>
    <style:style style:name="T118" style:family="text">
      <style:text-properties fo:font-weight="normal" officeooo:rsid="01257d7a" style:font-weight-asian="normal" style:font-weight-complex="normal"/>
    </style:style>
    <style:style style:name="T119" style:family="text">
      <style:text-properties fo:font-weight="normal" officeooo:rsid="0125abec" style:font-weight-asian="normal" style:font-weight-complex="normal"/>
    </style:style>
    <style:style style:name="T120" style:family="text">
      <style:text-properties fo:font-weight="normal" officeooo:rsid="012696ca" style:font-weight-asian="normal" style:font-weight-complex="normal"/>
    </style:style>
    <style:style style:name="T121" style:family="text">
      <style:text-properties fo:font-weight="normal" officeooo:rsid="012817d4" style:font-weight-asian="normal" style:font-weight-complex="normal"/>
    </style:style>
    <style:style style:name="T122" style:family="text">
      <style:text-properties fo:font-weight="normal" officeooo:rsid="01281cb7" style:font-weight-asian="normal" style:font-weight-complex="normal"/>
    </style:style>
    <style:style style:name="T123" style:family="text">
      <style:text-properties fo:font-weight="normal" officeooo:rsid="0129e6b8" style:font-weight-asian="normal" style:font-weight-complex="normal"/>
    </style:style>
    <style:style style:name="T124" style:family="text">
      <style:text-properties fo:font-weight="normal" officeooo:rsid="012ae90e" style:font-weight-asian="normal" style:font-weight-complex="normal"/>
    </style:style>
    <style:style style:name="T125" style:family="text">
      <style:text-properties fo:font-weight="normal" officeooo:rsid="012ce64b" style:font-weight-asian="normal" style:font-weight-complex="normal"/>
    </style:style>
    <style:style style:name="T126" style:family="text">
      <style:text-properties fo:font-weight="normal" officeooo:rsid="012e01cc" style:font-weight-asian="normal" style:font-weight-complex="normal"/>
    </style:style>
    <style:style style:name="T127" style:family="text">
      <style:text-properties fo:font-weight="normal" officeooo:rsid="012f53e2" style:font-weight-asian="normal" style:font-weight-complex="normal"/>
    </style:style>
    <style:style style:name="T128" style:family="text">
      <style:text-properties fo:font-weight="normal" officeooo:rsid="0130885b" style:font-weight-asian="normal" style:font-weight-complex="normal"/>
    </style:style>
    <style:style style:name="T129" style:family="text">
      <style:text-properties fo:font-weight="normal" officeooo:rsid="0133f672" style:font-weight-asian="normal" style:font-weight-complex="normal"/>
    </style:style>
    <style:style style:name="T130" style:family="text">
      <style:text-properties fo:font-weight="normal" officeooo:rsid="013558a6" style:font-weight-asian="normal" style:font-weight-complex="normal"/>
    </style:style>
    <style:style style:name="T131" style:family="text">
      <style:text-properties fo:font-weight="normal" officeooo:rsid="01374666" style:font-weight-asian="normal" style:font-weight-complex="normal"/>
    </style:style>
    <style:style style:name="T132" style:family="text">
      <style:text-properties fo:font-weight="normal" officeooo:rsid="0138ac55" style:font-weight-asian="normal" style:font-weight-complex="normal"/>
    </style:style>
    <style:style style:name="T133" style:family="text">
      <style:text-properties fo:font-weight="normal" officeooo:rsid="013b8551" style:font-weight-asian="normal" style:font-weight-complex="normal"/>
    </style:style>
    <style:style style:name="T134" style:family="text">
      <style:text-properties fo:font-weight="normal" officeooo:rsid="013bdafa" style:font-weight-asian="normal" style:font-weight-complex="normal"/>
    </style:style>
    <style:style style:name="T135" style:family="text">
      <style:text-properties fo:font-weight="normal" officeooo:rsid="013c25a9" style:font-weight-asian="normal" style:font-weight-complex="normal"/>
    </style:style>
    <style:style style:name="T136" style:family="text">
      <style:text-properties fo:font-weight="normal" officeooo:rsid="013d7af9" style:font-weight-asian="normal" style:font-weight-complex="normal"/>
    </style:style>
    <style:style style:name="T137" style:family="text">
      <style:text-properties fo:font-weight="normal" officeooo:rsid="013f2b2b" style:font-weight-asian="normal" style:font-weight-complex="normal"/>
    </style:style>
    <style:style style:name="T138" style:family="text">
      <style:text-properties fo:font-weight="normal" officeooo:rsid="014072bf" style:font-weight-asian="normal" style:font-weight-complex="normal"/>
    </style:style>
    <style:style style:name="T139" style:family="text">
      <style:text-properties fo:font-weight="normal" officeooo:rsid="01417366" style:font-weight-asian="normal" style:font-weight-complex="normal"/>
    </style:style>
    <style:style style:name="T140" style:family="text">
      <style:text-properties fo:font-weight="normal" officeooo:rsid="0141ebfe" style:font-weight-asian="normal" style:font-weight-complex="normal"/>
    </style:style>
    <style:style style:name="T141" style:family="text">
      <style:text-properties fo:font-weight="normal" officeooo:rsid="0141f019" style:font-weight-asian="normal" style:font-weight-complex="normal"/>
    </style:style>
    <style:style style:name="T142" style:family="text">
      <style:text-properties fo:font-weight="normal" officeooo:rsid="01428355" style:font-weight-asian="normal" style:font-weight-complex="normal"/>
    </style:style>
    <style:style style:name="T143" style:family="text">
      <style:text-properties fo:font-weight="normal" officeooo:rsid="0142c13f" style:font-weight-asian="normal" style:font-weight-complex="normal"/>
    </style:style>
    <style:style style:name="T144" style:family="text">
      <style:text-properties fo:font-weight="normal" officeooo:rsid="0143dc8f" style:font-weight-asian="normal" style:font-weight-complex="normal"/>
    </style:style>
    <style:style style:name="T145" style:family="text">
      <style:text-properties fo:font-weight="normal" officeooo:rsid="0145e0e2" style:font-weight-asian="normal" style:font-weight-complex="normal"/>
    </style:style>
    <style:style style:name="T146" style:family="text">
      <style:text-properties fo:font-weight="normal" officeooo:rsid="0145f099" style:font-weight-asian="normal" style:font-weight-complex="normal"/>
    </style:style>
    <style:style style:name="T147" style:family="text">
      <style:text-properties fo:font-weight="normal" officeooo:rsid="01475790" style:font-weight-asian="normal" style:font-weight-complex="normal"/>
    </style:style>
    <style:style style:name="T148" style:family="text">
      <style:text-properties fo:font-weight="normal" officeooo:rsid="01480223" style:font-weight-asian="normal" style:font-weight-complex="normal"/>
    </style:style>
    <style:style style:name="T149" style:family="text">
      <style:text-properties fo:font-weight="normal" officeooo:rsid="01487005" style:font-weight-asian="normal" style:font-weight-complex="normal"/>
    </style:style>
    <style:style style:name="T150" style:family="text">
      <style:text-properties fo:font-weight="normal" officeooo:rsid="014a2e38" style:font-weight-asian="normal" style:font-weight-complex="normal"/>
    </style:style>
    <style:style style:name="T151" style:family="text">
      <style:text-properties fo:font-weight="normal" officeooo:rsid="014b42eb" style:font-weight-asian="normal" style:font-weight-complex="normal"/>
    </style:style>
    <style:style style:name="T152" style:family="text">
      <style:text-properties fo:font-weight="normal" officeooo:rsid="014c8459" style:font-weight-asian="normal" style:font-weight-complex="normal"/>
    </style:style>
    <style:style style:name="T153" style:family="text">
      <style:text-properties fo:font-weight="normal" officeooo:rsid="014dbbea" style:font-weight-asian="normal" style:font-weight-complex="normal"/>
    </style:style>
    <style:style style:name="T154" style:family="text">
      <style:text-properties fo:font-weight="normal" officeooo:rsid="014de335" style:font-weight-asian="normal" style:font-weight-complex="normal"/>
    </style:style>
    <style:style style:name="T155" style:family="text">
      <style:text-properties fo:font-weight="normal" officeooo:rsid="014ef27d" style:font-weight-asian="normal" style:font-weight-complex="normal"/>
    </style:style>
    <style:style style:name="T156" style:family="text">
      <style:text-properties fo:font-weight="normal" officeooo:rsid="014f0f6b" style:font-weight-asian="normal" style:font-weight-complex="normal"/>
    </style:style>
    <style:style style:name="T157" style:family="text">
      <style:text-properties fo:font-weight="normal" officeooo:rsid="0150b963" style:font-weight-asian="normal" style:font-weight-complex="normal"/>
    </style:style>
    <style:style style:name="T158" style:family="text">
      <style:text-properties fo:font-weight="normal" officeooo:rsid="015123d2" style:font-weight-asian="normal" style:font-weight-complex="normal"/>
    </style:style>
    <style:style style:name="T159" style:family="text">
      <style:text-properties fo:font-weight="normal" officeooo:rsid="0151af96" style:font-weight-asian="normal" style:font-weight-complex="normal"/>
    </style:style>
    <style:style style:name="T160" style:family="text">
      <style:text-properties fo:font-weight="normal" officeooo:rsid="0152cdab" style:font-weight-asian="normal" style:font-weight-complex="normal"/>
    </style:style>
    <style:style style:name="T161" style:family="text">
      <style:text-properties fo:font-weight="normal" officeooo:rsid="015446e5" style:font-weight-asian="normal" style:font-weight-complex="normal"/>
    </style:style>
    <style:style style:name="T162" style:family="text">
      <style:text-properties fo:font-weight="normal" officeooo:rsid="01554030" style:font-weight-asian="normal" style:font-weight-complex="normal"/>
    </style:style>
    <style:style style:name="T163" style:family="text">
      <style:text-properties fo:font-weight="normal" officeooo:rsid="015586db" style:font-weight-asian="normal" style:font-weight-complex="normal"/>
    </style:style>
    <style:style style:name="T164" style:family="text">
      <style:text-properties fo:font-weight="normal" officeooo:rsid="01584687" style:font-weight-asian="normal" style:font-weight-complex="normal"/>
    </style:style>
    <style:style style:name="T165" style:family="text">
      <style:text-properties fo:font-weight="normal" officeooo:rsid="0170d7b5" style:font-weight-asian="normal" style:font-weight-complex="normal"/>
    </style:style>
    <style:style style:name="T166" style:family="text">
      <style:text-properties fo:font-weight="normal" officeooo:rsid="01714b0d" style:font-weight-asian="normal" style:font-weight-complex="normal"/>
    </style:style>
    <style:style style:name="T167" style:family="text">
      <style:text-properties fo:font-weight="normal" officeooo:rsid="0171fabb" style:font-weight-asian="normal" style:font-weight-complex="normal"/>
    </style:style>
    <style:style style:name="T168" style:family="text">
      <style:text-properties fo:font-weight="normal" officeooo:rsid="0173f097" style:font-weight-asian="normal" style:font-weight-complex="normal"/>
    </style:style>
    <style:style style:name="T169" style:family="text">
      <style:text-properties fo:font-weight="normal" officeooo:rsid="01764f63" style:font-weight-asian="normal" style:font-weight-complex="normal"/>
    </style:style>
    <style:style style:name="T170" style:family="text">
      <style:text-properties fo:font-weight="normal" officeooo:rsid="016ee9e4" style:font-weight-asian="normal" style:font-weight-complex="normal"/>
    </style:style>
    <style:style style:name="T171" style:family="text">
      <style:text-properties fo:font-weight="normal" officeooo:rsid="0177f442" style:font-weight-asian="normal" style:font-weight-complex="normal"/>
    </style:style>
    <style:style style:name="T172" style:family="text">
      <style:text-properties fo:font-weight="normal" officeooo:rsid="0177fb92" style:font-weight-asian="normal" style:font-weight-complex="normal"/>
    </style:style>
    <style:style style:name="T173" style:family="text">
      <style:text-properties fo:font-weight="normal" officeooo:rsid="0178cb11" style:font-weight-asian="normal" style:font-weight-complex="normal"/>
    </style:style>
    <style:style style:name="T174" style:family="text">
      <style:text-properties fo:font-weight="normal" officeooo:rsid="017917fe" style:font-weight-asian="normal" style:font-weight-complex="normal"/>
    </style:style>
    <style:style style:name="T175" style:family="text">
      <style:text-properties fo:font-weight="normal" officeooo:rsid="017ab1c5" style:font-weight-asian="normal" style:font-weight-complex="normal"/>
    </style:style>
    <style:style style:name="T176" style:family="text">
      <style:text-properties fo:font-weight="normal" officeooo:rsid="017b5f3b" style:font-weight-asian="normal" style:font-weight-complex="normal"/>
    </style:style>
    <style:style style:name="T177" style:family="text">
      <style:text-properties fo:font-weight="normal" officeooo:rsid="017d03dd" style:font-weight-asian="normal" style:font-weight-complex="normal"/>
    </style:style>
    <style:style style:name="T178" style:family="text">
      <style:text-properties fo:font-weight="normal" officeooo:rsid="017d9bd9" style:font-weight-asian="normal" style:font-weight-complex="normal"/>
    </style:style>
    <style:style style:name="T179" style:family="text">
      <style:text-properties fo:font-weight="normal" officeooo:rsid="017dae5c" style:font-weight-asian="normal" style:font-weight-complex="normal"/>
    </style:style>
    <style:style style:name="T180" style:family="text">
      <style:text-properties fo:font-weight="normal" officeooo:rsid="017ecd56" style:font-weight-asian="normal" style:font-weight-complex="normal"/>
    </style:style>
    <style:style style:name="T181" style:family="text">
      <style:text-properties fo:font-weight="normal" officeooo:rsid="017fc5f1" style:font-weight-asian="normal" style:font-weight-complex="normal"/>
    </style:style>
    <style:style style:name="T182" style:family="text">
      <style:text-properties fo:font-weight="normal" officeooo:rsid="01813f05" style:font-weight-asian="normal" style:font-weight-complex="normal"/>
    </style:style>
    <style:style style:name="T183" style:family="text">
      <style:text-properties fo:font-weight="normal" officeooo:rsid="01815589" style:font-weight-asian="normal" style:font-weight-complex="normal"/>
    </style:style>
    <style:style style:name="T184" style:family="text">
      <style:text-properties fo:font-weight="normal" officeooo:rsid="0181d977" style:font-weight-asian="normal" style:font-weight-complex="normal"/>
    </style:style>
    <style:style style:name="T185" style:family="text">
      <style:text-properties fo:font-weight="normal" officeooo:rsid="018268c6" style:font-weight-asian="normal" style:font-weight-complex="normal"/>
    </style:style>
    <style:style style:name="T186" style:family="text">
      <style:text-properties fo:font-weight="normal" officeooo:rsid="018338ac" style:font-weight-asian="normal" style:font-weight-complex="normal"/>
    </style:style>
    <style:style style:name="T187" style:family="text">
      <style:text-properties fo:font-weight="normal" officeooo:rsid="01842d6a" style:font-weight-asian="normal" style:font-weight-complex="normal"/>
    </style:style>
    <style:style style:name="T188" style:family="text">
      <style:text-properties fo:font-weight="normal" officeooo:rsid="01861a82" style:font-weight-asian="normal" style:font-weight-complex="normal"/>
    </style:style>
    <style:style style:name="T189" style:family="text">
      <style:text-properties fo:font-weight="normal" officeooo:rsid="01881351" style:font-weight-asian="normal" style:font-weight-complex="normal"/>
    </style:style>
    <style:style style:name="T190" style:family="text">
      <style:text-properties fo:font-weight="normal" officeooo:rsid="018828b5" style:font-weight-asian="normal" style:font-weight-complex="normal"/>
    </style:style>
    <style:style style:name="T191" style:family="text">
      <style:text-properties fo:font-weight="normal" officeooo:rsid="01884ad1" style:font-weight-asian="normal" style:font-weight-complex="normal"/>
    </style:style>
    <style:style style:name="T192" style:family="text">
      <style:text-properties fo:font-weight="normal" officeooo:rsid="018944b6" style:font-weight-asian="normal" style:font-weight-complex="normal"/>
    </style:style>
    <style:style style:name="T193" style:family="text">
      <style:text-properties fo:font-weight="normal" officeooo:rsid="018ab9f0" style:font-weight-asian="normal" style:font-weight-complex="normal"/>
    </style:style>
    <style:style style:name="T194" style:family="text">
      <style:text-properties fo:font-weight="normal" officeooo:rsid="018aea2d" style:font-weight-asian="normal" style:font-weight-complex="normal"/>
    </style:style>
    <style:style style:name="T195" style:family="text">
      <style:text-properties fo:font-weight="normal" officeooo:rsid="018b1860" style:font-weight-asian="normal" style:font-weight-complex="normal"/>
    </style:style>
    <style:style style:name="T196" style:family="text">
      <style:text-properties fo:font-weight="normal" officeooo:rsid="018b1ee2" style:font-weight-asian="normal" style:font-weight-complex="normal"/>
    </style:style>
    <style:style style:name="T197" style:family="text">
      <style:text-properties fo:font-weight="normal" officeooo:rsid="018cee06" style:font-weight-asian="normal" style:font-weight-complex="normal"/>
    </style:style>
    <style:style style:name="T198" style:family="text">
      <style:text-properties fo:font-weight="normal" officeooo:rsid="018ff69e" style:font-weight-asian="normal" style:font-weight-complex="normal"/>
    </style:style>
    <style:style style:name="T199" style:family="text">
      <style:text-properties fo:font-weight="normal" officeooo:rsid="019025bc" style:font-weight-asian="normal" style:font-weight-complex="normal"/>
    </style:style>
    <style:style style:name="T200" style:family="text">
      <style:text-properties fo:font-weight="normal" officeooo:rsid="0190eaa8" style:font-weight-asian="normal" style:font-weight-complex="normal"/>
    </style:style>
    <style:style style:name="T201" style:family="text">
      <style:text-properties fo:font-weight="normal" officeooo:rsid="01927f9b" style:font-weight-asian="normal" style:font-weight-complex="normal"/>
    </style:style>
    <style:style style:name="T202" style:family="text">
      <style:text-properties fo:font-weight="normal" officeooo:rsid="0193054c" style:font-weight-asian="normal" style:font-weight-complex="normal"/>
    </style:style>
    <style:style style:name="T203" style:family="text">
      <style:text-properties fo:font-weight="normal" officeooo:rsid="0194d87f" style:font-weight-asian="normal" style:font-weight-complex="normal"/>
    </style:style>
    <style:style style:name="T204" style:family="text">
      <style:text-properties fo:font-weight="normal" officeooo:rsid="0195f30b" style:font-weight-asian="normal" style:font-weight-complex="normal"/>
    </style:style>
    <style:style style:name="T205" style:family="text">
      <style:text-properties fo:font-weight="normal" officeooo:rsid="01977e0a" style:font-weight-asian="normal" style:font-weight-complex="normal"/>
    </style:style>
    <style:style style:name="T206" style:family="text">
      <style:text-properties fo:font-weight="normal" officeooo:rsid="0197ca34" style:font-weight-asian="normal" style:font-weight-complex="normal"/>
    </style:style>
    <style:style style:name="T207" style:family="text">
      <style:text-properties fo:font-weight="normal" officeooo:rsid="0198c9f3" style:font-weight-asian="normal" style:font-weight-complex="normal"/>
    </style:style>
    <style:style style:name="T208" style:family="text">
      <style:text-properties fo:font-weight="normal" officeooo:rsid="019a3efc" style:font-weight-asian="normal" style:font-weight-complex="normal"/>
    </style:style>
    <style:style style:name="T209" style:family="text">
      <style:text-properties fo:font-weight="normal" officeooo:rsid="019c3bb5" style:font-weight-asian="normal" style:font-weight-complex="normal"/>
    </style:style>
    <style:style style:name="T210" style:family="text">
      <style:text-properties fo:font-weight="normal" officeooo:rsid="019dd2d4" style:font-weight-asian="normal" style:font-weight-complex="normal"/>
    </style:style>
    <style:style style:name="T211" style:family="text">
      <style:text-properties fo:font-weight="normal" officeooo:rsid="019ed27c" style:font-weight-asian="normal" style:font-weight-complex="normal"/>
    </style:style>
    <style:style style:name="T212" style:family="text">
      <style:text-properties fo:font-weight="normal" officeooo:rsid="019fefa5" style:font-weight-asian="normal" style:font-weight-complex="normal"/>
    </style:style>
    <style:style style:name="T213" style:family="text">
      <style:text-properties fo:font-weight="normal" officeooo:rsid="01a1e726" style:font-weight-asian="normal" style:font-weight-complex="normal"/>
    </style:style>
    <style:style style:name="T214" style:family="text">
      <style:text-properties fo:font-weight="normal" officeooo:rsid="01a3564b" style:font-weight-asian="normal" style:font-weight-complex="normal"/>
    </style:style>
    <style:style style:name="T215" style:family="text">
      <style:text-properties fo:font-weight="normal" officeooo:rsid="01a5315b" style:font-weight-asian="normal" style:font-weight-complex="normal"/>
    </style:style>
    <style:style style:name="T216" style:family="text">
      <style:text-properties fo:font-weight="normal" officeooo:rsid="01a689ed" style:font-weight-asian="normal" style:font-weight-complex="normal"/>
    </style:style>
    <style:style style:name="T217" style:family="text">
      <style:text-properties fo:font-weight="normal" officeooo:rsid="01a69274" style:font-weight-asian="normal" style:font-weight-complex="normal"/>
    </style:style>
    <style:style style:name="T218" style:family="text">
      <style:text-properties fo:font-weight="normal" officeooo:rsid="01a762a8" style:font-weight-asian="normal" style:font-weight-complex="normal"/>
    </style:style>
    <style:style style:name="T219" style:family="text">
      <style:text-properties fo:font-weight="normal" officeooo:rsid="01a8f02e" style:font-weight-asian="normal" style:font-weight-complex="normal"/>
    </style:style>
    <style:style style:name="T220" style:family="text">
      <style:text-properties fo:font-weight="normal" officeooo:rsid="01aa18c4" style:font-weight-asian="normal" style:font-weight-complex="normal"/>
    </style:style>
    <style:style style:name="T221" style:family="text">
      <style:text-properties fo:font-weight="normal" officeooo:rsid="01aa8868" style:font-weight-asian="normal" style:font-weight-complex="normal"/>
    </style:style>
    <style:style style:name="T222" style:family="text">
      <style:text-properties fo:font-weight="normal" officeooo:rsid="01ab0508" style:font-weight-asian="normal" style:font-weight-complex="normal"/>
    </style:style>
    <style:style style:name="T223" style:family="text">
      <style:text-properties fo:font-weight="normal" officeooo:rsid="01ac4262" style:font-weight-asian="normal" style:font-weight-complex="normal"/>
    </style:style>
    <style:style style:name="T224" style:family="text">
      <style:text-properties fo:font-weight="normal" officeooo:rsid="01acc344" style:font-weight-asian="normal" style:font-weight-complex="normal"/>
    </style:style>
    <style:style style:name="T225" style:family="text">
      <style:text-properties fo:font-weight="normal" officeooo:rsid="01adb7bf" style:font-weight-asian="normal" style:font-weight-complex="normal"/>
    </style:style>
    <style:style style:name="T226" style:family="text">
      <style:text-properties fo:font-weight="normal" officeooo:rsid="01aecfab" style:font-weight-asian="normal" style:font-weight-complex="normal"/>
    </style:style>
    <style:style style:name="T227" style:family="text">
      <style:text-properties fo:font-weight="normal" officeooo:rsid="01afc329" style:font-weight-asian="normal" style:font-weight-complex="normal"/>
    </style:style>
    <style:style style:name="T228" style:family="text">
      <style:text-properties fo:font-weight="normal" officeooo:rsid="01b104bb" style:font-weight-asian="normal" style:font-weight-complex="normal"/>
    </style:style>
    <style:style style:name="T229" style:family="text">
      <style:text-properties fo:font-weight="normal" officeooo:rsid="01b2b6ae" style:font-weight-asian="normal" style:font-weight-complex="normal"/>
    </style:style>
    <style:style style:name="T230" style:family="text">
      <style:text-properties fo:font-weight="normal" officeooo:rsid="01b3a18a" style:font-weight-asian="normal" style:font-weight-complex="normal"/>
    </style:style>
    <style:style style:name="T231" style:family="text">
      <style:text-properties fo:font-weight="normal" officeooo:rsid="01b5558b" style:font-weight-asian="normal" style:font-weight-complex="normal"/>
    </style:style>
    <style:style style:name="T232" style:family="text">
      <style:text-properties fo:font-weight="normal" officeooo:rsid="01b73ffd" style:font-weight-asian="normal" style:font-weight-complex="normal"/>
    </style:style>
    <style:style style:name="T233" style:family="text">
      <style:text-properties fo:font-weight="normal" officeooo:rsid="01b7857e" style:font-weight-asian="normal" style:font-weight-complex="normal"/>
    </style:style>
    <style:style style:name="T234" style:family="text">
      <style:text-properties fo:font-weight="normal" officeooo:rsid="01b8b9f3" style:font-weight-asian="normal" style:font-weight-complex="normal"/>
    </style:style>
    <style:style style:name="T235" style:family="text">
      <style:text-properties fo:font-weight="normal" officeooo:rsid="01b91005" style:font-weight-asian="normal" style:font-weight-complex="normal"/>
    </style:style>
    <style:style style:name="T236" style:family="text">
      <style:text-properties fo:font-weight="normal" officeooo:rsid="01ba951b" style:font-weight-asian="normal" style:font-weight-complex="normal"/>
    </style:style>
    <style:style style:name="T237" style:family="text">
      <style:text-properties fo:font-weight="normal" officeooo:rsid="01bb15ef" style:font-weight-asian="normal" style:font-weight-complex="normal"/>
    </style:style>
    <style:style style:name="T238" style:family="text">
      <style:text-properties fo:font-weight="normal" officeooo:rsid="01bbb770" style:font-weight-asian="normal" style:font-weight-complex="normal"/>
    </style:style>
    <style:style style:name="T239" style:family="text">
      <style:text-properties fo:font-weight="normal" officeooo:rsid="01bc9f9e" style:font-weight-asian="normal" style:font-weight-complex="normal"/>
    </style:style>
    <style:style style:name="T240" style:family="text">
      <style:text-properties fo:font-weight="normal" officeooo:rsid="01bd7686" style:font-weight-asian="normal" style:font-weight-complex="normal"/>
    </style:style>
    <style:style style:name="T241" style:family="text">
      <style:text-properties fo:font-weight="normal" officeooo:rsid="01be73bb" style:font-weight-asian="normal" style:font-weight-complex="normal"/>
    </style:style>
    <style:style style:name="T242" style:family="text">
      <style:text-properties fo:font-weight="normal" officeooo:rsid="01bf8bd1" style:font-weight-asian="normal" style:font-weight-complex="normal"/>
    </style:style>
    <style:style style:name="T243" style:family="text">
      <style:text-properties fo:font-weight="normal" officeooo:rsid="01c0a3c4" style:font-weight-asian="normal" style:font-weight-complex="normal"/>
    </style:style>
    <style:style style:name="T244" style:family="text">
      <style:text-properties fo:font-weight="normal" officeooo:rsid="01c16218" style:font-weight-asian="normal" style:font-weight-complex="normal"/>
    </style:style>
    <style:style style:name="T245" style:family="text">
      <style:text-properties fo:font-weight="normal" officeooo:rsid="01c2c1ff" style:font-weight-asian="normal" style:font-weight-complex="normal"/>
    </style:style>
    <style:style style:name="T246" style:family="text">
      <style:text-properties fo:font-weight="normal" officeooo:rsid="01c56ebd" style:font-weight-asian="normal" style:font-weight-complex="normal"/>
    </style:style>
    <style:style style:name="T247" style:family="text">
      <style:text-properties fo:font-weight="normal" officeooo:rsid="01c5eb89" style:font-weight-asian="normal" style:font-weight-complex="normal"/>
    </style:style>
    <style:style style:name="T248" style:family="text">
      <style:text-properties fo:font-weight="normal" officeooo:rsid="01c7de72" style:font-weight-asian="normal" style:font-weight-complex="normal"/>
    </style:style>
    <style:style style:name="T249" style:family="text">
      <style:text-properties fo:font-weight="normal" officeooo:rsid="01c87e5c" style:font-weight-asian="normal" style:font-weight-complex="normal"/>
    </style:style>
    <style:style style:name="T250" style:family="text">
      <style:text-properties fo:font-weight="normal" officeooo:rsid="01ca58dc" style:font-weight-asian="normal" style:font-weight-complex="normal"/>
    </style:style>
    <style:style style:name="T251" style:family="text">
      <style:text-properties fo:font-weight="normal" officeooo:rsid="01caa5d0" style:font-weight-asian="normal" style:font-weight-complex="normal"/>
    </style:style>
    <style:style style:name="T252" style:family="text">
      <style:text-properties fo:font-weight="normal" officeooo:rsid="01cbbd47" style:font-weight-asian="normal" style:font-weight-complex="normal"/>
    </style:style>
    <style:style style:name="T253" style:family="text">
      <style:text-properties fo:font-weight="normal" officeooo:rsid="01cc2ba3" style:font-weight-asian="normal" style:font-weight-complex="normal"/>
    </style:style>
    <style:style style:name="T254" style:family="text">
      <style:text-properties fo:font-weight="normal" officeooo:rsid="01ccd48b" style:font-weight-asian="normal" style:font-weight-complex="normal"/>
    </style:style>
    <style:style style:name="T255" style:family="text">
      <style:text-properties fo:font-weight="normal" officeooo:rsid="01ce4665" style:font-weight-asian="normal" style:font-weight-complex="normal"/>
    </style:style>
    <style:style style:name="T256" style:family="text">
      <style:text-properties fo:font-weight="normal" officeooo:rsid="01d40994" style:font-weight-asian="normal" style:font-weight-complex="normal"/>
    </style:style>
    <style:style style:name="T257" style:family="text">
      <style:text-properties fo:font-weight="normal" officeooo:rsid="01d57f34" style:font-weight-asian="normal" style:font-weight-complex="normal"/>
    </style:style>
    <style:style style:name="T258" style:family="text">
      <style:text-properties fo:font-weight="normal" officeooo:rsid="01d338af" style:font-weight-asian="normal" style:font-weight-complex="normal"/>
    </style:style>
    <style:style style:name="T259" style:family="text">
      <style:text-properties fo:font-weight="normal" officeooo:rsid="01db313d" style:font-weight-asian="normal" style:font-weight-complex="normal"/>
    </style:style>
    <style:style style:name="T260" style:family="text">
      <style:text-properties fo:font-weight="normal" officeooo:rsid="01db707d" style:font-weight-asian="normal" style:font-weight-complex="normal"/>
    </style:style>
    <style:style style:name="T261" style:family="text">
      <style:text-properties fo:font-weight="normal" officeooo:rsid="01dd0d68" style:font-weight-asian="normal" style:font-weight-complex="normal"/>
    </style:style>
    <style:style style:name="T262" style:family="text">
      <style:text-properties fo:font-weight="normal" officeooo:rsid="01ddb6f1" style:font-weight-asian="normal" style:font-weight-complex="normal"/>
    </style:style>
    <style:style style:name="T263" style:family="text">
      <style:text-properties fo:font-weight="normal" officeooo:rsid="01de530a" style:font-weight-asian="normal" style:font-weight-complex="normal"/>
    </style:style>
    <style:style style:name="T264" style:family="text">
      <style:text-properties fo:font-weight="normal" officeooo:rsid="01e026a6" style:font-weight-asian="normal" style:font-weight-complex="normal"/>
    </style:style>
    <style:style style:name="T265" style:family="text">
      <style:text-properties fo:font-weight="normal" officeooo:rsid="01e0a30f" style:font-weight-asian="normal" style:font-weight-complex="normal"/>
    </style:style>
    <style:style style:name="T266" style:family="text">
      <style:text-properties fo:font-weight="normal" officeooo:rsid="01e26ca7" style:font-weight-asian="normal" style:font-weight-complex="normal"/>
    </style:style>
    <style:style style:name="T267" style:family="text">
      <style:text-properties fo:font-weight="normal" officeooo:rsid="01e366eb" style:font-weight-asian="normal" style:font-weight-complex="normal"/>
    </style:style>
    <style:style style:name="T268" style:family="text">
      <style:text-properties fo:font-weight="normal" officeooo:rsid="01e4acb5" style:font-weight-asian="normal" style:font-weight-complex="normal"/>
    </style:style>
    <style:style style:name="T269" style:family="text">
      <style:text-properties fo:font-weight="normal" officeooo:rsid="01e5de2b" style:font-weight-asian="normal" style:font-weight-complex="normal"/>
    </style:style>
    <style:style style:name="T270" style:family="text">
      <style:text-properties fo:font-weight="normal" officeooo:rsid="01e7da60" style:font-weight-asian="normal" style:font-weight-complex="normal"/>
    </style:style>
    <style:style style:name="T271" style:family="text">
      <style:text-properties fo:font-weight="normal" officeooo:rsid="01e8b500" style:font-weight-asian="normal" style:font-weight-complex="normal"/>
    </style:style>
    <style:style style:name="T272" style:family="text">
      <style:text-properties fo:font-weight="normal" officeooo:rsid="02321d59" style:font-weight-asian="normal" style:font-weight-complex="normal"/>
    </style:style>
    <style:style style:name="T273" style:family="text">
      <style:text-properties fo:font-weight="normal" officeooo:rsid="0233dab0" style:font-weight-asian="normal" style:font-weight-complex="normal"/>
    </style:style>
    <style:style style:name="T274" style:family="text">
      <style:text-properties fo:font-weight="normal" officeooo:rsid="02304d07" style:font-weight-asian="normal" style:font-weight-complex="normal"/>
    </style:style>
    <style:style style:name="T275" style:family="text">
      <style:text-properties fo:font-weight="normal" officeooo:rsid="02346d14" style:font-weight-asian="normal" style:font-weight-complex="normal"/>
    </style:style>
    <style:style style:name="T276" style:family="text">
      <style:text-properties fo:font-weight="normal" officeooo:rsid="02376a5d" style:font-weight-asian="normal" style:font-weight-complex="normal"/>
    </style:style>
    <style:style style:name="T277" style:family="text">
      <style:text-properties fo:font-weight="normal" officeooo:rsid="02395f48" style:font-weight-asian="normal" style:font-weight-complex="normal"/>
    </style:style>
    <style:style style:name="T278" style:family="text">
      <style:text-properties fo:font-weight="normal" officeooo:rsid="023a7f41" style:font-weight-asian="normal" style:font-weight-complex="normal"/>
    </style:style>
    <style:style style:name="T279" style:family="text">
      <style:text-properties fo:font-weight="normal" officeooo:rsid="023b59be" style:font-weight-asian="normal" style:font-weight-complex="normal"/>
    </style:style>
    <style:style style:name="T280" style:family="text">
      <style:text-properties fo:font-weight="normal" officeooo:rsid="023bdea4" style:font-weight-asian="normal" style:font-weight-complex="normal"/>
    </style:style>
    <style:style style:name="T281" style:family="text">
      <style:text-properties fo:font-weight="normal" officeooo:rsid="023d9638" style:font-weight-asian="normal" style:font-weight-complex="normal"/>
    </style:style>
    <style:style style:name="T282" style:family="text">
      <style:text-properties fo:font-weight="normal" officeooo:rsid="023ecdea" style:font-weight-asian="normal" style:font-weight-complex="normal"/>
    </style:style>
    <style:style style:name="T283" style:family="text">
      <style:text-properties fo:font-weight="normal" officeooo:rsid="023f0210" style:font-weight-asian="normal" style:font-weight-complex="normal"/>
    </style:style>
    <style:style style:name="T284" style:family="text">
      <style:text-properties fo:font-weight="normal" officeooo:rsid="023fbaba" style:font-weight-asian="normal" style:font-weight-complex="normal"/>
    </style:style>
    <style:style style:name="T285" style:family="text">
      <style:text-properties fo:font-weight="normal" officeooo:rsid="024000f8" style:font-weight-asian="normal" style:font-weight-complex="normal"/>
    </style:style>
    <style:style style:name="T286" style:family="text">
      <style:text-properties fo:font-weight="normal" officeooo:rsid="02418642" style:font-weight-asian="normal" style:font-weight-complex="normal"/>
    </style:style>
    <style:style style:name="T287" style:family="text">
      <style:text-properties fo:font-weight="normal" officeooo:rsid="02419d02" style:font-weight-asian="normal" style:font-weight-complex="normal"/>
    </style:style>
    <style:style style:name="T288" style:family="text">
      <style:text-properties fo:font-weight="normal" officeooo:rsid="0243612c" style:font-weight-asian="normal" style:font-weight-complex="normal"/>
    </style:style>
    <style:style style:name="T289" style:family="text">
      <style:text-properties fo:font-weight="normal" officeooo:rsid="0243b30e" style:font-weight-asian="normal" style:font-weight-complex="normal"/>
    </style:style>
    <style:style style:name="T290" style:family="text">
      <style:text-properties fo:font-weight="normal" officeooo:rsid="0243e420" style:font-weight-asian="normal" style:font-weight-complex="normal"/>
    </style:style>
    <style:style style:name="T291" style:family="text">
      <style:text-properties fo:font-weight="normal" officeooo:rsid="02470351" style:font-weight-asian="normal" style:font-weight-complex="normal"/>
    </style:style>
    <style:style style:name="T292" style:family="text">
      <style:text-properties fo:font-weight="normal" officeooo:rsid="0248ec16" style:font-weight-asian="normal" style:font-weight-complex="normal"/>
    </style:style>
    <style:style style:name="T293" style:family="text">
      <style:text-properties fo:font-weight="normal" officeooo:rsid="02497c96" style:font-weight-asian="normal" style:font-weight-complex="normal"/>
    </style:style>
    <style:style style:name="T294" style:family="text">
      <style:text-properties fo:font-weight="normal" officeooo:rsid="024b53a7" style:font-weight-asian="normal" style:font-weight-complex="normal"/>
    </style:style>
    <style:style style:name="T295" style:family="text">
      <style:text-properties fo:font-weight="normal" officeooo:rsid="024cbde0" style:font-weight-asian="normal" style:font-weight-complex="normal"/>
    </style:style>
    <style:style style:name="T296" style:family="text">
      <style:text-properties fo:font-weight="normal" officeooo:rsid="024e7fd7" style:font-weight-asian="normal" style:font-weight-complex="normal"/>
    </style:style>
    <style:style style:name="T297" style:family="text">
      <style:text-properties fo:font-weight="normal" officeooo:rsid="025047d5" style:font-weight-asian="normal" style:font-weight-complex="normal"/>
    </style:style>
    <style:style style:name="T298" style:family="text">
      <style:text-properties fo:font-weight="normal" officeooo:rsid="0250a4ef" style:font-weight-asian="normal" style:font-weight-complex="normal"/>
    </style:style>
    <style:style style:name="T299" style:family="text">
      <style:text-properties fo:font-weight="normal" officeooo:rsid="0251d174" style:font-weight-asian="normal" style:font-weight-complex="normal"/>
    </style:style>
    <style:style style:name="T300" style:family="text">
      <style:text-properties fo:font-weight="normal" officeooo:rsid="0252f69c" style:font-weight-asian="normal" style:font-weight-complex="normal"/>
    </style:style>
    <style:style style:name="T301" style:family="text">
      <style:text-properties fo:font-weight="normal" officeooo:rsid="0254db32" style:font-weight-asian="normal" style:font-weight-complex="normal"/>
    </style:style>
    <style:style style:name="T302" style:family="text">
      <style:text-properties fo:font-weight="normal" officeooo:rsid="0257b7cf" style:font-weight-asian="normal" style:font-weight-complex="normal"/>
    </style:style>
    <style:style style:name="T303" style:family="text">
      <style:text-properties fo:language="zxx" fo:country="none" fo:font-weight="normal" officeooo:rsid="00a26338" style:language-asian="zxx" style:country-asian="none" style:font-weight-asian="normal" style:language-complex="zxx" style:country-complex="none" style:font-weight-complex="normal"/>
    </style:style>
    <style:style style:name="T304" style:family="text">
      <style:text-properties fo:language="zxx" fo:country="none" fo:font-weight="normal" officeooo:rsid="00b42f87" style:language-asian="zxx" style:country-asian="none" style:font-weight-asian="normal" style:language-complex="zxx" style:country-complex="none" style:font-weight-complex="normal"/>
    </style:style>
    <style:style style:name="T305" style:family="text">
      <style:text-properties fo:language="zxx" fo:country="none" fo:font-weight="normal" officeooo:rsid="00be4b87" style:language-asian="zxx" style:country-asian="none" style:font-weight-asian="normal" style:language-complex="zxx" style:country-complex="none" style:font-weight-complex="normal"/>
    </style:style>
    <style:style style:name="T306" style:family="text">
      <style:text-properties fo:language="zxx" fo:country="none" fo:font-weight="normal" officeooo:rsid="00c05aa4" style:language-asian="zxx" style:country-asian="none" style:font-weight-asian="normal" style:language-complex="zxx" style:country-complex="none" style:font-weight-complex="normal"/>
    </style:style>
    <style:style style:name="T307" style:family="text">
      <style:text-properties fo:language="zxx" fo:country="none" fo:font-weight="normal" officeooo:rsid="00c57f20" style:language-asian="zxx" style:country-asian="none" style:font-weight-asian="normal" style:language-complex="zxx" style:country-complex="none" style:font-weight-complex="normal"/>
    </style:style>
    <style:style style:name="T308" style:family="text">
      <style:text-properties fo:language="zxx" fo:country="none" fo:font-weight="normal" officeooo:rsid="00c6e725" style:language-asian="zxx" style:country-asian="none" style:font-weight-asian="normal" style:language-complex="zxx" style:country-complex="none" style:font-weight-complex="normal"/>
    </style:style>
    <style:style style:name="T309" style:family="text">
      <style:text-properties fo:language="zxx" fo:country="none" fo:font-weight="normal" officeooo:rsid="00d48d83" style:language-asian="zxx" style:country-asian="none" style:font-weight-asian="normal" style:language-complex="zxx" style:country-complex="none" style:font-weight-complex="normal"/>
    </style:style>
    <style:style style:name="T310" style:family="text">
      <style:text-properties fo:language="zxx" fo:country="none" fo:font-weight="normal" officeooo:rsid="0116e1dc" style:language-asian="zxx" style:country-asian="none" style:font-weight-asian="normal" style:language-complex="zxx" style:country-complex="none" style:font-weight-complex="normal"/>
    </style:style>
    <style:style style:name="T311" style:family="text">
      <style:text-properties fo:language="zxx" fo:country="none" fo:font-weight="normal" officeooo:rsid="011856c6" style:language-asian="zxx" style:country-asian="none" style:font-weight-asian="normal" style:language-complex="zxx" style:country-complex="none" style:font-weight-complex="normal"/>
    </style:style>
    <style:style style:name="T312" style:family="text">
      <style:text-properties fo:language="zxx" fo:country="none" fo:font-weight="normal" officeooo:rsid="0119808d" style:language-asian="zxx" style:country-asian="none" style:font-weight-asian="normal" style:language-complex="zxx" style:country-complex="none" style:font-weight-complex="normal"/>
    </style:style>
    <style:style style:name="T313" style:family="text">
      <style:text-properties fo:language="zxx" fo:country="none" fo:font-weight="normal" officeooo:rsid="0120e475" style:language-asian="zxx" style:country-asian="none" style:font-weight-asian="normal" style:language-complex="zxx" style:country-complex="none" style:font-weight-complex="normal"/>
    </style:style>
    <style:style style:name="T314" style:family="text">
      <style:text-properties fo:language="zxx" fo:country="none" fo:font-weight="normal" officeooo:rsid="013f2b2b" style:language-asian="zxx" style:country-asian="none" style:font-weight-asian="normal" style:language-complex="zxx" style:country-complex="none" style:font-weight-complex="normal"/>
    </style:style>
    <style:style style:name="T315" style:family="text">
      <style:text-properties fo:language="zxx" fo:country="none" fo:font-weight="normal" officeooo:rsid="013fc61d" style:language-asian="zxx" style:country-asian="none" style:font-weight-asian="normal" style:language-complex="zxx" style:country-complex="none" style:font-weight-complex="normal"/>
    </style:style>
    <style:style style:name="T316" style:family="text">
      <style:text-properties fo:language="zxx" fo:country="none" fo:font-weight="normal" officeooo:rsid="01482893" style:language-asian="zxx" style:country-asian="none" style:font-weight-asian="normal" style:language-complex="zxx" style:country-complex="none" style:font-weight-complex="normal"/>
    </style:style>
    <style:style style:name="T317" style:family="text">
      <style:text-properties fo:language="zxx" fo:country="none" fo:font-weight="normal" officeooo:rsid="0148402f" style:language-asian="zxx" style:country-asian="none" style:font-weight-asian="normal" style:language-complex="zxx" style:country-complex="none" style:font-weight-complex="normal"/>
    </style:style>
    <style:style style:name="T318" style:family="text">
      <style:text-properties fo:language="zxx" fo:country="none" fo:font-weight="normal" officeooo:rsid="01764f63" style:language-asian="zxx" style:country-asian="none" style:font-weight-asian="normal" style:language-complex="zxx" style:country-complex="none" style:font-weight-complex="normal"/>
    </style:style>
    <style:style style:name="T319" style:family="text">
      <style:text-properties fo:language="zxx" fo:country="none" fo:font-weight="normal" officeooo:rsid="0177f442" style:language-asian="zxx" style:country-asian="none" style:font-weight-asian="normal" style:language-complex="zxx" style:country-complex="none" style:font-weight-complex="normal"/>
    </style:style>
    <style:style style:name="T320" style:family="text">
      <style:text-properties fo:language="zxx" fo:country="none" fo:font-weight="normal" officeooo:rsid="0193054c" style:language-asian="zxx" style:country-asian="none" style:font-weight-asian="normal" style:language-complex="zxx" style:country-complex="none" style:font-weight-complex="normal"/>
    </style:style>
    <style:style style:name="T321" style:family="text">
      <style:text-properties fo:language="zxx" fo:country="none" fo:font-weight="normal" officeooo:rsid="0233dab0" style:language-asian="zxx" style:country-asian="none" style:font-weight-asian="normal" style:language-complex="zxx" style:country-complex="none" style:font-weight-complex="normal"/>
    </style:style>
    <style:style style:name="T322" style:family="text">
      <style:text-properties fo:language="zxx" fo:country="none" fo:font-weight="normal" officeooo:rsid="02376a5d" style:language-asian="zxx" style:country-asian="none" style:font-weight-asian="normal" style:language-complex="zxx" style:country-complex="none" style:font-weight-complex="normal"/>
    </style:style>
    <style:style style:name="T323" style:family="text">
      <style:text-properties fo:language="zxx" fo:country="none" fo:font-weight="normal" officeooo:rsid="023d9638" style:language-asian="zxx" style:country-asian="none" style:font-weight-asian="normal" style:language-complex="zxx" style:country-complex="none" style:font-weight-complex="normal"/>
    </style:style>
    <style:style style:name="T324" style:family="text">
      <style:text-properties fo:language="zxx" fo:country="none" officeooo:rsid="00a52d68" style:language-asian="zxx" style:country-asian="none" style:language-complex="zxx" style:country-complex="none"/>
    </style:style>
    <style:style style:name="T325" style:family="text">
      <style:text-properties fo:language="zxx" fo:country="none" fo:font-weight="bold" officeooo:rsid="00af151e" style:language-asian="zxx" style:country-asian="none" style:font-weight-asian="bold" style:language-complex="zxx" style:country-complex="none" style:font-weight-complex="bold"/>
    </style:style>
    <style:style style:name="T326" style:family="text">
      <style:text-properties fo:language="zxx" fo:country="none" fo:font-weight="bold" officeooo:rsid="010eedea" style:language-asian="zxx" style:country-asian="none" style:font-weight-asian="bold" style:language-complex="zxx" style:country-complex="none" style:font-weight-complex="bold"/>
    </style:style>
    <style:style style:name="T327" style:family="text">
      <style:text-properties fo:language="zxx" fo:country="none" fo:font-style="italic" fo:font-weight="normal" officeooo:rsid="01d57f34" style:language-asian="zxx" style:country-asian="none" style:font-style-asian="italic" style:font-weight-asian="normal" style:language-complex="zxx" style:country-complex="none" style:font-style-complex="italic" style:font-weight-complex="normal"/>
    </style:style>
    <style:style style:name="T328" style:family="text">
      <style:text-properties fo:language="zxx" fo:country="none" fo:font-style="italic" fo:font-weight="normal" officeooo:rsid="01d97958" style:language-asian="zxx" style:country-asian="none" style:font-style-asian="italic" style:font-weight-asian="normal" style:language-complex="zxx" style:country-complex="none" style:font-style-complex="italic" style:font-weight-complex="normal"/>
    </style:style>
    <style:style style:name="T329" style:family="text">
      <style:text-properties fo:language="zxx" fo:country="none" fo:font-style="italic" fo:font-weight="normal" officeooo:rsid="01d751a4" style:language-asian="zxx" style:country-asian="none" style:font-style-asian="italic" style:font-weight-asian="normal" style:language-complex="zxx" style:country-complex="none" style:font-style-complex="italic" style:font-weight-complex="normal"/>
    </style:style>
    <style:style style:name="T330" style:family="text">
      <style:text-properties fo:language="zxx" fo:country="none" fo:font-style="normal" fo:font-weight="normal" officeooo:rsid="01d57f34" style:language-asian="zxx" style:country-asian="none" style:font-style-asian="normal" style:font-weight-asian="normal" style:language-complex="zxx" style:country-complex="none" style:font-style-complex="normal" style:font-weight-complex="normal"/>
    </style:style>
    <style:style style:name="T331" style:family="text">
      <style:text-properties fo:language="zxx" fo:country="none" fo:font-style="normal" fo:font-weight="normal" officeooo:rsid="01d63eba" style:language-asian="zxx" style:country-asian="none" style:font-style-asian="normal" style:font-weight-asian="normal" style:language-complex="zxx" style:country-complex="none" style:font-style-complex="normal" style:font-weight-complex="normal"/>
    </style:style>
    <style:style style:name="T332" style:family="text">
      <style:text-properties fo:language="zxx" fo:country="none" fo:font-style="normal" fo:font-weight="normal" officeooo:rsid="01d751a4" style:language-asian="zxx" style:country-asian="none" style:font-style-asian="normal" style:font-weight-asian="normal" style:language-complex="zxx" style:country-complex="none" style:font-style-complex="normal" style:font-weight-complex="normal"/>
    </style:style>
    <style:style style:name="T333" style:family="text">
      <style:text-properties fo:language="zxx" fo:country="none" fo:font-style="normal" fo:font-weight="normal" officeooo:rsid="01d92c20" style:language-asian="zxx" style:country-asian="none" style:font-style-asian="normal" style:font-weight-asian="normal" style:language-complex="zxx" style:country-complex="none" style:font-style-complex="normal" style:font-weight-complex="normal"/>
    </style:style>
    <style:style style:name="T334" style:family="text">
      <style:text-properties fo:language="zxx" fo:country="none" fo:font-style="normal" fo:font-weight="normal" officeooo:rsid="01d97958" style:language-asian="zxx" style:country-asian="none" style:font-style-asian="normal" style:font-weight-asian="normal" style:language-complex="zxx" style:country-complex="none" style:font-style-complex="normal" style:font-weight-complex="normal"/>
    </style:style>
    <style:style style:name="T335" style:family="text">
      <style:text-properties fo:language="zxx" fo:country="none" fo:font-style="normal" fo:font-weight="normal" officeooo:rsid="01eeee31" style:language-asian="zxx" style:country-asian="none" style:font-style-asian="normal" style:font-weight-asian="normal" style:language-complex="zxx" style:country-complex="none" style:font-style-complex="normal" style:font-weight-complex="normal"/>
    </style:style>
    <style:style style:name="T336" style:family="text">
      <style:text-properties fo:language="zxx" fo:country="none" fo:font-style="normal" fo:font-weight="normal" officeooo:rsid="01f149df" style:language-asian="zxx" style:country-asian="none" style:font-style-asian="normal" style:font-weight-asian="normal" style:language-complex="zxx" style:country-complex="none" style:font-style-complex="normal" style:font-weight-complex="normal"/>
    </style:style>
    <style:style style:name="T337" style:family="text">
      <style:text-properties fo:language="zxx" fo:country="none" fo:font-style="normal" fo:font-weight="normal" officeooo:rsid="01fae6c3" style:language-asian="zxx" style:country-asian="none" style:font-style-asian="normal" style:font-weight-asian="normal" style:language-complex="zxx" style:country-complex="none" style:font-style-complex="normal" style:font-weight-complex="normal"/>
    </style:style>
    <style:style style:name="T338" style:family="text">
      <style:text-properties fo:language="zxx" fo:country="none" fo:font-style="normal" fo:font-weight="normal" officeooo:rsid="021e021a" style:language-asian="zxx" style:country-asian="none" style:font-style-asian="normal" style:font-weight-asian="normal" style:language-complex="zxx" style:country-complex="none" style:font-style-complex="normal" style:font-weight-complex="normal"/>
    </style:style>
    <style:style style:name="T339" style:family="text">
      <style:text-properties fo:language="zxx" fo:country="none" fo:font-style="normal" fo:font-weight="normal" officeooo:rsid="02304d07" style:language-asian="zxx" style:country-asian="none" style:font-style-asian="normal" style:font-weight-asian="normal" style:language-complex="zxx" style:country-complex="none" style:font-style-complex="normal" style:font-weight-complex="normal"/>
    </style:style>
    <style:style style:name="T340" style:family="text">
      <style:text-properties officeooo:rsid="00a3673f"/>
    </style:style>
    <style:style style:name="T341" style:family="text">
      <style:text-properties officeooo:rsid="00a52d68"/>
    </style:style>
    <style:style style:name="T342" style:family="text">
      <style:text-properties officeooo:rsid="00a569fd"/>
    </style:style>
    <style:style style:name="T343" style:family="text">
      <style:text-properties fo:color="#000000"/>
    </style:style>
    <style:style style:name="T344" style:family="text">
      <style:text-properties fo:color="#000000" fo:font-weight="normal" style:font-weight-asian="normal" style:font-weight-complex="normal"/>
    </style:style>
    <style:style style:name="T345" style:family="text">
      <style:text-properties fo:color="#000000" fo:font-weight="normal" officeooo:rsid="00bb1fe2" style:font-weight-asian="normal" style:font-weight-complex="normal"/>
    </style:style>
    <style:style style:name="T346" style:family="text">
      <style:text-properties fo:color="#000000" fo:font-weight="normal" officeooo:rsid="00bc816d" style:font-weight-asian="normal" style:font-weight-complex="normal"/>
    </style:style>
    <style:style style:name="T347" style:family="text">
      <style:text-properties fo:color="#000000" fo:font-weight="normal" officeooo:rsid="00f37abc" style:font-weight-asian="normal" style:font-weight-complex="normal"/>
    </style:style>
    <style:style style:name="T348" style:family="text">
      <style:text-properties fo:color="#000000" fo:font-weight="normal" officeooo:rsid="00f3ba00" style:font-weight-asian="normal" style:font-weight-complex="normal"/>
    </style:style>
    <style:style style:name="T349" style:family="text">
      <style:text-properties fo:color="#000000" fo:font-weight="normal" officeooo:rsid="00f43aeb" style:font-weight-asian="normal" style:font-weight-complex="normal"/>
    </style:style>
    <style:style style:name="T350" style:family="text">
      <style:text-properties fo:color="#000000" fo:font-weight="normal" officeooo:rsid="00f46b2a" style:font-weight-asian="normal" style:font-weight-complex="normal"/>
    </style:style>
    <style:style style:name="T351" style:family="text">
      <style:text-properties fo:color="#000000" fo:font-weight="normal" officeooo:rsid="00f53180" style:font-weight-asian="normal" style:font-weight-complex="normal"/>
    </style:style>
    <style:style style:name="T352" style:family="text">
      <style:text-properties fo:color="#000000" fo:font-weight="normal" officeooo:rsid="00f6cad3" style:font-weight-asian="normal" style:font-weight-complex="normal"/>
    </style:style>
    <style:style style:name="T353" style:family="text">
      <style:text-properties fo:color="#000000" fo:font-weight="normal" officeooo:rsid="00f84d46" style:font-weight-asian="normal" style:font-weight-complex="normal"/>
    </style:style>
    <style:style style:name="T354" style:family="text">
      <style:text-properties fo:color="#000000" fo:font-weight="normal" officeooo:rsid="00f99bf4" style:font-weight-asian="normal" style:font-weight-complex="normal"/>
    </style:style>
    <style:style style:name="T355" style:family="text">
      <style:text-properties fo:color="#000000" fo:font-weight="normal" officeooo:rsid="00f9f6af" style:font-weight-asian="normal" style:font-weight-complex="normal"/>
    </style:style>
    <style:style style:name="T356" style:family="text">
      <style:text-properties fo:color="#000000" fo:font-weight="normal" officeooo:rsid="00fbe252" style:font-weight-asian="normal" style:font-weight-complex="normal"/>
    </style:style>
    <style:style style:name="T357" style:family="text">
      <style:text-properties fo:color="#000000" fo:font-weight="normal" officeooo:rsid="00fcb470" style:font-weight-asian="normal" style:font-weight-complex="normal"/>
    </style:style>
    <style:style style:name="T358" style:family="text">
      <style:text-properties fo:color="#000000" fo:font-weight="normal" officeooo:rsid="00fe7360" style:font-weight-asian="normal" style:font-weight-complex="normal"/>
    </style:style>
    <style:style style:name="T359" style:family="text">
      <style:text-properties fo:color="#000000" fo:font-weight="normal" officeooo:rsid="01001910" style:font-weight-asian="normal" style:font-weight-complex="normal"/>
    </style:style>
    <style:style style:name="T360" style:family="text">
      <style:text-properties fo:color="#000000" fo:font-weight="normal" officeooo:rsid="010076d7" style:font-weight-asian="normal" style:font-weight-complex="normal"/>
    </style:style>
    <style:style style:name="T361" style:family="text">
      <style:text-properties fo:color="#000000" fo:font-weight="normal" officeooo:rsid="01019314" style:font-weight-asian="normal" style:font-weight-complex="normal"/>
    </style:style>
    <style:style style:name="T362" style:family="text">
      <style:text-properties fo:color="#000000" fo:font-weight="normal" officeooo:rsid="01030a5b" style:font-weight-asian="normal" style:font-weight-complex="normal"/>
    </style:style>
    <style:style style:name="T363" style:family="text">
      <style:text-properties fo:color="#000000" fo:font-weight="normal" officeooo:rsid="01133a51" style:font-weight-asian="normal" style:font-weight-complex="normal"/>
    </style:style>
    <style:style style:name="T364" style:family="text">
      <style:text-properties fo:color="#000000" fo:font-weight="normal" officeooo:rsid="0115684b" style:font-weight-asian="normal" style:font-weight-complex="normal"/>
    </style:style>
    <style:style style:name="T365" style:family="text">
      <style:text-properties fo:color="#000000" fo:language="zxx" fo:country="none" fo:font-weight="normal" officeooo:rsid="00bc816d" style:language-asian="zxx" style:country-asian="none" style:font-weight-asian="normal" style:language-complex="zxx" style:country-complex="none" style:font-weight-complex="normal"/>
    </style:style>
    <style:style style:name="T366" style:family="text">
      <style:text-properties fo:color="#000000" fo:font-style="italic" style:font-style-asian="italic" style:font-style-complex="italic"/>
    </style:style>
    <style:style style:name="T367" style:family="text">
      <style:text-properties fo:color="#000000" officeooo:rsid="00f3ba00"/>
    </style:style>
    <style:style style:name="T368" style:family="text">
      <style:text-properties fo:color="#000000" officeooo:rsid="01019314"/>
    </style:style>
    <style:style style:name="T369" style:family="text">
      <style:text-properties fo:color="#000000" officeooo:rsid="01030a5b"/>
    </style:style>
    <style:style style:name="T370" style:family="text">
      <style:text-properties fo:color="#000000" officeooo:rsid="0103d0af"/>
    </style:style>
    <style:style style:name="T371" style:family="text">
      <style:text-properties fo:color="#000000" officeooo:rsid="01040cab"/>
    </style:style>
    <style:style style:name="T372" style:family="text">
      <style:text-properties fo:color="#000000" officeooo:rsid="0105a1ca"/>
    </style:style>
    <style:style style:name="T373" style:family="text">
      <style:text-properties fo:color="#000000" officeooo:rsid="01075748"/>
    </style:style>
    <style:style style:name="T374" style:family="text">
      <style:text-properties fo:color="#ff0000" fo:font-weight="bold" officeooo:rsid="00c57f20" style:font-weight-asian="bold" style:font-weight-complex="bold"/>
    </style:style>
    <style:style style:name="T375" style:family="text">
      <style:text-properties fo:color="#ff0000" fo:font-weight="bold" officeooo:rsid="00f37abc" style:font-weight-asian="bold" style:font-weight-complex="bold"/>
    </style:style>
    <style:style style:name="T376" style:family="text">
      <style:text-properties fo:color="#ff0000" fo:font-weight="bold" officeooo:rsid="00cd2a97" style:font-weight-asian="bold" style:font-weight-complex="bold"/>
    </style:style>
    <style:style style:name="T377" style:family="text">
      <style:text-properties fo:color="#ff0000" fo:font-weight="bold" officeooo:rsid="00ce71d3" style:font-weight-asian="bold" style:font-weight-complex="bold"/>
    </style:style>
    <style:style style:name="T378" style:family="text">
      <style:text-properties fo:color="#ff0000" fo:font-style="italic" fo:font-weight="bold" officeooo:rsid="00cd2a97" style:font-style-asian="italic" style:font-weight-asian="bold" style:font-style-complex="italic" style:font-weight-complex="bold"/>
    </style:style>
    <style:style style:name="T379" style:family="text">
      <style:text-properties fo:color="#ff0000" fo:font-style="italic" fo:font-weight="bold" officeooo:rsid="00ce71d3" style:font-style-asian="italic" style:font-weight-asian="bold" style:font-style-complex="italic" style:font-weight-complex="bold"/>
    </style:style>
    <style:style style:name="T380" style:family="text">
      <style:text-properties fo:color="#ff0000" fo:font-style="normal" fo:font-weight="bold" officeooo:rsid="01f503e5" style:font-style-asian="normal" style:font-weight-asian="bold" style:font-style-complex="normal" style:font-weight-complex="bold"/>
    </style:style>
    <style:style style:name="T381" style:family="text">
      <style:text-properties fo:color="#ff0000" fo:font-style="normal" fo:font-weight="bold" officeooo:rsid="01f5d63b" style:font-style-asian="normal" style:font-weight-asian="bold" style:font-style-complex="normal" style:font-weight-complex="bold"/>
    </style:style>
    <style:style style:name="T382" style:family="text">
      <style:text-properties fo:color="#ff0000" fo:font-style="normal" fo:font-weight="bold" officeooo:rsid="01f78c08" style:font-style-asian="normal" style:font-weight-asian="bold" style:font-style-complex="normal" style:font-weight-complex="bold"/>
    </style:style>
    <style:style style:name="T383" style:family="text">
      <style:text-properties fo:color="#ff0000" fo:font-style="normal" fo:font-weight="bold" officeooo:rsid="01f941bd" style:font-style-asian="normal" style:font-weight-asian="bold" style:font-style-complex="normal" style:font-weight-complex="bold"/>
    </style:style>
    <style:style style:name="T384" style:family="text">
      <style:text-properties fo:color="#ff0000" fo:language="zxx" fo:country="none" officeooo:rsid="01d04fea" style:language-asian="zxx" style:country-asian="none" style:language-complex="zxx" style:country-complex="none"/>
    </style:style>
    <style:style style:name="T385" style:family="text">
      <style:text-properties fo:color="#ff0000" fo:language="zxx" fo:country="none" fo:font-style="normal" fo:font-weight="bold" officeooo:rsid="01f78c08" style:language-asian="zxx" style:country-asian="none" style:font-style-asian="normal" style:font-weight-asian="bold" style:language-complex="zxx" style:country-complex="none" style:font-style-complex="normal" style:font-weight-complex="bold"/>
    </style:style>
    <style:style style:name="T386" style:family="text">
      <style:text-properties fo:font-style="italic" style:font-style-asian="italic" style:font-style-complex="italic"/>
    </style:style>
    <style:style style:name="T387" style:family="text">
      <style:text-properties fo:font-style="italic" officeooo:rsid="016baf19" style:font-style-asian="italic" style:font-style-complex="italic"/>
    </style:style>
    <style:style style:name="T388" style:family="text">
      <style:text-properties fo:font-style="italic" fo:font-weight="normal" officeooo:rsid="0129e6b8" style:font-style-asian="italic" style:font-weight-asian="normal" style:font-style-complex="italic" style:font-weight-complex="normal"/>
    </style:style>
    <style:style style:name="T389" style:family="text">
      <style:text-properties fo:font-style="italic" fo:font-weight="normal" officeooo:rsid="011e71aa" style:font-style-asian="italic" style:font-weight-asian="normal" style:font-style-complex="italic" style:font-weight-complex="normal"/>
    </style:style>
    <style:style style:name="T390" style:family="text">
      <style:text-properties fo:font-style="italic" fo:font-weight="normal" officeooo:rsid="015586db" style:font-style-asian="italic" style:font-weight-asian="normal" style:font-style-complex="italic" style:font-weight-complex="normal"/>
    </style:style>
    <style:style style:name="T391" style:family="text">
      <style:text-properties fo:font-style="italic" fo:font-weight="normal" officeooo:rsid="017917fe" style:font-style-asian="italic" style:font-weight-asian="normal" style:font-style-complex="italic" style:font-weight-complex="normal"/>
    </style:style>
    <style:style style:name="T392" style:family="text">
      <style:text-properties fo:font-style="italic" fo:font-weight="normal" officeooo:rsid="017ab1c5" style:font-style-asian="italic" style:font-weight-asian="normal" style:font-style-complex="italic" style:font-weight-complex="normal"/>
    </style:style>
    <style:style style:name="T393" style:family="text">
      <style:text-properties fo:font-style="italic" fo:font-weight="normal" officeooo:rsid="01c2c1ff" style:font-style-asian="italic" style:font-weight-asian="normal" style:font-style-complex="italic" style:font-weight-complex="normal"/>
    </style:style>
    <style:style style:name="T394" style:family="text">
      <style:text-properties fo:font-style="italic" fo:font-weight="normal" officeooo:rsid="01c5eb89" style:font-style-asian="italic" style:font-weight-asian="normal" style:font-style-complex="italic" style:font-weight-complex="normal"/>
    </style:style>
    <style:style style:name="T395" style:family="text">
      <style:text-properties fo:font-style="italic" fo:font-weight="normal" officeooo:rsid="01cc2ba3" style:font-style-asian="italic" style:font-weight-asian="normal" style:font-style-complex="italic" style:font-weight-complex="normal"/>
    </style:style>
    <style:style style:name="T396" style:family="text">
      <style:text-properties fo:font-style="italic" fo:font-weight="normal" officeooo:rsid="01ccd48b" style:font-style-asian="italic" style:font-weight-asian="normal" style:font-style-complex="italic" style:font-weight-complex="normal"/>
    </style:style>
    <style:style style:name="T397" style:family="text">
      <style:text-properties fo:font-style="italic" fo:font-weight="normal" officeooo:rsid="01ce4665" style:font-style-asian="italic" style:font-weight-asian="normal" style:font-style-complex="italic" style:font-weight-complex="normal"/>
    </style:style>
    <style:style style:name="T398" style:family="text">
      <style:text-properties fo:font-style="italic" fo:font-weight="normal" officeooo:rsid="01e8db61" style:font-style-asian="italic" style:font-weight-asian="normal" style:font-style-complex="italic" style:font-weight-complex="normal"/>
    </style:style>
    <style:style style:name="T399" style:family="text">
      <style:text-properties fo:font-style="italic" fo:font-weight="normal" officeooo:rsid="01ead538" style:font-style-asian="italic" style:font-weight-asian="normal" style:font-style-complex="italic" style:font-weight-complex="normal"/>
    </style:style>
    <style:style style:name="T400" style:family="text">
      <style:text-properties fo:font-style="italic" fo:font-weight="normal" officeooo:rsid="021ed111" style:font-style-asian="italic" style:font-weight-asian="normal" style:font-style-complex="italic" style:font-weight-complex="normal"/>
    </style:style>
    <style:style style:name="T401" style:family="text">
      <style:text-properties fo:font-style="italic" fo:font-weight="normal" officeooo:rsid="02209dd0" style:font-style-asian="italic" style:font-weight-asian="normal" style:font-style-complex="italic" style:font-weight-complex="normal"/>
    </style:style>
    <style:style style:name="T402" style:family="text">
      <style:text-properties fo:font-style="normal" style:font-style-asian="normal" style:font-style-complex="normal"/>
    </style:style>
    <style:style style:name="T403" style:family="text">
      <style:text-properties fo:font-style="normal" officeooo:rsid="0169dbdb" style:font-style-asian="normal" style:font-style-complex="normal"/>
    </style:style>
    <style:style style:name="T404" style:family="text">
      <style:text-properties fo:font-style="normal" officeooo:rsid="016baf19" style:font-style-asian="normal" style:font-style-complex="normal"/>
    </style:style>
    <style:style style:name="T405" style:family="text">
      <style:text-properties fo:font-style="normal" officeooo:rsid="016cb62b" style:font-style-asian="normal" style:font-style-complex="normal"/>
    </style:style>
    <style:style style:name="T406" style:family="text">
      <style:text-properties fo:font-style="normal" officeooo:rsid="016dc2ad" style:font-style-asian="normal" style:font-style-complex="normal"/>
    </style:style>
    <style:style style:name="T407" style:family="text">
      <style:text-properties fo:font-style="normal" officeooo:rsid="020acc68" style:font-style-asian="normal" style:font-style-complex="normal"/>
    </style:style>
    <style:style style:name="T408" style:family="text">
      <style:text-properties fo:font-style="normal" fo:font-weight="normal" style:font-style-asian="normal" style:font-weight-asian="normal" style:font-style-complex="normal" style:font-weight-complex="normal"/>
    </style:style>
    <style:style style:name="T409" style:family="text">
      <style:text-properties fo:font-style="normal" fo:font-weight="normal" officeooo:rsid="0156c9df" style:font-style-asian="normal" style:font-weight-asian="normal" style:font-style-complex="normal" style:font-weight-complex="normal"/>
    </style:style>
    <style:style style:name="T410" style:family="text">
      <style:text-properties fo:font-style="normal" fo:font-weight="normal" officeooo:rsid="015845d0" style:font-style-asian="normal" style:font-weight-asian="normal" style:font-style-complex="normal" style:font-weight-complex="normal"/>
    </style:style>
    <style:style style:name="T411" style:family="text">
      <style:text-properties fo:font-style="normal" fo:font-weight="normal" officeooo:rsid="01584687" style:font-style-asian="normal" style:font-weight-asian="normal" style:font-style-complex="normal" style:font-weight-complex="normal"/>
    </style:style>
    <style:style style:name="T412" style:family="text">
      <style:text-properties fo:font-style="normal" fo:font-weight="normal" officeooo:rsid="015a0bec" style:font-style-asian="normal" style:font-weight-asian="normal" style:font-style-complex="normal" style:font-weight-complex="normal"/>
    </style:style>
    <style:style style:name="T413" style:family="text">
      <style:text-properties fo:font-style="normal" fo:font-weight="normal" officeooo:rsid="015ae727" style:font-style-asian="normal" style:font-weight-asian="normal" style:font-style-complex="normal" style:font-weight-complex="normal"/>
    </style:style>
    <style:style style:name="T414" style:family="text">
      <style:text-properties fo:font-style="normal" fo:font-weight="normal" officeooo:rsid="0160c8ab" style:font-style-asian="normal" style:font-weight-asian="normal" style:font-style-complex="normal" style:font-weight-complex="normal"/>
    </style:style>
    <style:style style:name="T415" style:family="text">
      <style:text-properties fo:font-style="normal" fo:font-weight="normal" officeooo:rsid="0161b473" style:font-style-asian="normal" style:font-weight-asian="normal" style:font-style-complex="normal" style:font-weight-complex="normal"/>
    </style:style>
    <style:style style:name="T416" style:family="text">
      <style:text-properties fo:font-style="normal" fo:font-weight="normal" officeooo:rsid="016290f9" style:font-style-asian="normal" style:font-weight-asian="normal" style:font-style-complex="normal" style:font-weight-complex="normal"/>
    </style:style>
    <style:style style:name="T417" style:family="text">
      <style:text-properties fo:font-style="normal" fo:font-weight="normal" officeooo:rsid="01640c79" style:font-style-asian="normal" style:font-weight-asian="normal" style:font-style-complex="normal" style:font-weight-complex="normal"/>
    </style:style>
    <style:style style:name="T418" style:family="text">
      <style:text-properties fo:font-style="normal" fo:font-weight="normal" officeooo:rsid="01644130" style:font-style-asian="normal" style:font-weight-asian="normal" style:font-style-complex="normal" style:font-weight-complex="normal"/>
    </style:style>
    <style:style style:name="T419" style:family="text">
      <style:text-properties fo:font-style="normal" fo:font-weight="normal" officeooo:rsid="0165eb6c" style:font-style-asian="normal" style:font-weight-asian="normal" style:font-style-complex="normal" style:font-weight-complex="normal"/>
    </style:style>
    <style:style style:name="T420" style:family="text">
      <style:text-properties fo:font-style="normal" fo:font-weight="normal" officeooo:rsid="01676be8" style:font-style-asian="normal" style:font-weight-asian="normal" style:font-style-complex="normal" style:font-weight-complex="normal"/>
    </style:style>
    <style:style style:name="T421" style:family="text">
      <style:text-properties fo:font-style="normal" fo:font-weight="normal" officeooo:rsid="01678d6d" style:font-style-asian="normal" style:font-weight-asian="normal" style:font-style-complex="normal" style:font-weight-complex="normal"/>
    </style:style>
    <style:style style:name="T422" style:family="text">
      <style:text-properties fo:font-style="normal" fo:font-weight="normal" officeooo:rsid="0169dbdb" style:font-style-asian="normal" style:font-weight-asian="normal" style:font-style-complex="normal" style:font-weight-complex="normal"/>
    </style:style>
    <style:style style:name="T423" style:family="text">
      <style:text-properties fo:font-style="normal" fo:font-weight="normal" officeooo:rsid="01b7857e" style:font-style-asian="normal" style:font-weight-asian="normal" style:font-style-complex="normal" style:font-weight-complex="normal"/>
    </style:style>
    <style:style style:name="T424" style:family="text">
      <style:text-properties fo:font-style="normal" fo:font-weight="normal" officeooo:rsid="01ead538" style:font-style-asian="normal" style:font-weight-asian="normal" style:font-style-complex="normal" style:font-weight-complex="normal"/>
    </style:style>
    <style:style style:name="T425" style:family="text">
      <style:text-properties fo:font-style="normal" fo:font-weight="normal" officeooo:rsid="01ecb4b2" style:font-style-asian="normal" style:font-weight-asian="normal" style:font-style-complex="normal" style:font-weight-complex="normal"/>
    </style:style>
    <style:style style:name="T426" style:family="text">
      <style:text-properties fo:font-style="normal" fo:font-weight="normal" officeooo:rsid="01ee2d69" style:font-style-asian="normal" style:font-weight-asian="normal" style:font-style-complex="normal" style:font-weight-complex="normal"/>
    </style:style>
    <style:style style:name="T427" style:family="text">
      <style:text-properties fo:font-style="normal" fo:font-weight="normal" officeooo:rsid="01ee81da" style:font-style-asian="normal" style:font-weight-asian="normal" style:font-style-complex="normal" style:font-weight-complex="normal"/>
    </style:style>
    <style:style style:name="T428" style:family="text">
      <style:text-properties fo:font-style="normal" fo:font-weight="normal" officeooo:rsid="01eecab2" style:font-style-asian="normal" style:font-weight-asian="normal" style:font-style-complex="normal" style:font-weight-complex="normal"/>
    </style:style>
    <style:style style:name="T429" style:family="text">
      <style:text-properties fo:font-style="normal" fo:font-weight="normal" officeooo:rsid="01eeee31" style:font-style-asian="normal" style:font-weight-asian="normal" style:font-style-complex="normal" style:font-weight-complex="normal"/>
    </style:style>
    <style:style style:name="T430" style:family="text">
      <style:text-properties fo:font-style="normal" fo:font-weight="normal" officeooo:rsid="01f04e01" style:font-style-asian="normal" style:font-weight-asian="normal" style:font-style-complex="normal" style:font-weight-complex="normal"/>
    </style:style>
    <style:style style:name="T431" style:family="text">
      <style:text-properties fo:font-style="normal" fo:font-weight="normal" officeooo:rsid="01f07bf3" style:font-style-asian="normal" style:font-weight-asian="normal" style:font-style-complex="normal" style:font-weight-complex="normal"/>
    </style:style>
    <style:style style:name="T432" style:family="text">
      <style:text-properties fo:font-style="normal" fo:font-weight="normal" officeooo:rsid="01f149df" style:font-style-asian="normal" style:font-weight-asian="normal" style:font-style-complex="normal" style:font-weight-complex="normal"/>
    </style:style>
    <style:style style:name="T433" style:family="text">
      <style:text-properties fo:font-style="normal" fo:font-weight="normal" officeooo:rsid="01f1d13f" style:font-style-asian="normal" style:font-weight-asian="normal" style:font-style-complex="normal" style:font-weight-complex="normal"/>
    </style:style>
    <style:style style:name="T434" style:family="text">
      <style:text-properties fo:font-style="normal" fo:font-weight="normal" officeooo:rsid="01f29a4f" style:font-style-asian="normal" style:font-weight-asian="normal" style:font-style-complex="normal" style:font-weight-complex="normal"/>
    </style:style>
    <style:style style:name="T435" style:family="text">
      <style:text-properties fo:font-style="normal" fo:font-weight="normal" officeooo:rsid="01f43272" style:font-style-asian="normal" style:font-weight-asian="normal" style:font-style-complex="normal" style:font-weight-complex="normal"/>
    </style:style>
    <style:style style:name="T436" style:family="text">
      <style:text-properties fo:font-style="normal" fo:font-weight="normal" officeooo:rsid="01f4fd3c" style:font-style-asian="normal" style:font-weight-asian="normal" style:font-style-complex="normal" style:font-weight-complex="normal"/>
    </style:style>
    <style:style style:name="T437" style:family="text">
      <style:text-properties fo:font-style="normal" fo:font-weight="normal" officeooo:rsid="01f503e5" style:font-style-asian="normal" style:font-weight-asian="normal" style:font-style-complex="normal" style:font-weight-complex="normal"/>
    </style:style>
    <style:style style:name="T438" style:family="text">
      <style:text-properties fo:font-style="normal" fo:font-weight="normal" officeooo:rsid="01f78c08" style:font-style-asian="normal" style:font-weight-asian="normal" style:font-style-complex="normal" style:font-weight-complex="normal"/>
    </style:style>
    <style:style style:name="T439" style:family="text">
      <style:text-properties fo:font-style="normal" fo:font-weight="normal" officeooo:rsid="01f941bd" style:font-style-asian="normal" style:font-weight-asian="normal" style:font-style-complex="normal" style:font-weight-complex="normal"/>
    </style:style>
    <style:style style:name="T440" style:family="text">
      <style:text-properties fo:font-style="normal" fo:font-weight="normal" officeooo:rsid="01fae6c3" style:font-style-asian="normal" style:font-weight-asian="normal" style:font-style-complex="normal" style:font-weight-complex="normal"/>
    </style:style>
    <style:style style:name="T441" style:family="text">
      <style:text-properties fo:font-style="normal" fo:font-weight="normal" officeooo:rsid="01fb7597" style:font-style-asian="normal" style:font-weight-asian="normal" style:font-style-complex="normal" style:font-weight-complex="normal"/>
    </style:style>
    <style:style style:name="T442" style:family="text">
      <style:text-properties fo:font-style="normal" fo:font-weight="normal" officeooo:rsid="01fceaa0" style:font-style-asian="normal" style:font-weight-asian="normal" style:font-style-complex="normal" style:font-weight-complex="normal"/>
    </style:style>
    <style:style style:name="T443" style:family="text">
      <style:text-properties fo:font-style="normal" fo:font-weight="normal" officeooo:rsid="01fd2023" style:font-style-asian="normal" style:font-weight-asian="normal" style:font-style-complex="normal" style:font-weight-complex="normal"/>
    </style:style>
    <style:style style:name="T444" style:family="text">
      <style:text-properties fo:font-style="normal" fo:font-weight="normal" officeooo:rsid="01fe9666" style:font-style-asian="normal" style:font-weight-asian="normal" style:font-style-complex="normal" style:font-weight-complex="normal"/>
    </style:style>
    <style:style style:name="T445" style:family="text">
      <style:text-properties fo:font-style="normal" fo:font-weight="normal" officeooo:rsid="02000e87" style:font-style-asian="normal" style:font-weight-asian="normal" style:font-style-complex="normal" style:font-weight-complex="normal"/>
    </style:style>
    <style:style style:name="T446" style:family="text">
      <style:text-properties fo:font-style="normal" fo:font-weight="normal" officeooo:rsid="02009984" style:font-style-asian="normal" style:font-weight-asian="normal" style:font-style-complex="normal" style:font-weight-complex="normal"/>
    </style:style>
    <style:style style:name="T447" style:family="text">
      <style:text-properties fo:font-style="normal" fo:font-weight="normal" officeooo:rsid="0201338a" style:font-style-asian="normal" style:font-weight-asian="normal" style:font-style-complex="normal" style:font-weight-complex="normal"/>
    </style:style>
    <style:style style:name="T448" style:family="text">
      <style:text-properties fo:font-style="normal" fo:font-weight="normal" officeooo:rsid="0202b133" style:font-style-asian="normal" style:font-weight-asian="normal" style:font-style-complex="normal" style:font-weight-complex="normal"/>
    </style:style>
    <style:style style:name="T449" style:family="text">
      <style:text-properties fo:font-style="normal" fo:font-weight="normal" officeooo:rsid="020490e9" style:font-style-asian="normal" style:font-weight-asian="normal" style:font-style-complex="normal" style:font-weight-complex="normal"/>
    </style:style>
    <style:style style:name="T450" style:family="text">
      <style:text-properties fo:font-style="normal" fo:font-weight="normal" officeooo:rsid="02061ba8" style:font-style-asian="normal" style:font-weight-asian="normal" style:font-style-complex="normal" style:font-weight-complex="normal"/>
    </style:style>
    <style:style style:name="T451" style:family="text">
      <style:text-properties fo:font-style="normal" fo:font-weight="normal" officeooo:rsid="0206e02f" style:font-style-asian="normal" style:font-weight-asian="normal" style:font-style-complex="normal" style:font-weight-complex="normal"/>
    </style:style>
    <style:style style:name="T452" style:family="text">
      <style:text-properties fo:font-style="normal" fo:font-weight="normal" officeooo:rsid="0208ae0b" style:font-style-asian="normal" style:font-weight-asian="normal" style:font-style-complex="normal" style:font-weight-complex="normal"/>
    </style:style>
    <style:style style:name="T453" style:family="text">
      <style:text-properties fo:font-style="normal" fo:font-weight="normal" officeooo:rsid="020a36d5" style:font-style-asian="normal" style:font-weight-asian="normal" style:font-style-complex="normal" style:font-weight-complex="normal"/>
    </style:style>
    <style:style style:name="T454" style:family="text">
      <style:text-properties fo:font-style="normal" fo:font-weight="normal" officeooo:rsid="020acc68" style:font-style-asian="normal" style:font-weight-asian="normal" style:font-style-complex="normal" style:font-weight-complex="normal"/>
    </style:style>
    <style:style style:name="T455" style:family="text">
      <style:text-properties fo:font-style="normal" fo:font-weight="normal" officeooo:rsid="020c2299" style:font-style-asian="normal" style:font-weight-asian="normal" style:font-style-complex="normal" style:font-weight-complex="normal"/>
    </style:style>
    <style:style style:name="T456" style:family="text">
      <style:text-properties fo:font-style="normal" fo:font-weight="normal" officeooo:rsid="020f05ff" style:font-style-asian="normal" style:font-weight-asian="normal" style:font-style-complex="normal" style:font-weight-complex="normal"/>
    </style:style>
    <style:style style:name="T457" style:family="text">
      <style:text-properties fo:font-style="normal" fo:font-weight="normal" officeooo:rsid="020f7b6f" style:font-style-asian="normal" style:font-weight-asian="normal" style:font-style-complex="normal" style:font-weight-complex="normal"/>
    </style:style>
    <style:style style:name="T458" style:family="text">
      <style:text-properties fo:font-style="normal" fo:font-weight="normal" officeooo:rsid="02113291" style:font-style-asian="normal" style:font-weight-asian="normal" style:font-style-complex="normal" style:font-weight-complex="normal"/>
    </style:style>
    <style:style style:name="T459" style:family="text">
      <style:text-properties fo:font-style="normal" fo:font-weight="normal" officeooo:rsid="0212045e" style:font-style-asian="normal" style:font-weight-asian="normal" style:font-style-complex="normal" style:font-weight-complex="normal"/>
    </style:style>
    <style:style style:name="T460" style:family="text">
      <style:text-properties fo:font-style="normal" fo:font-weight="normal" officeooo:rsid="02126ffd" style:font-style-asian="normal" style:font-weight-asian="normal" style:font-style-complex="normal" style:font-weight-complex="normal"/>
    </style:style>
    <style:style style:name="T461" style:family="text">
      <style:text-properties fo:font-style="normal" fo:font-weight="normal" officeooo:rsid="0213994d" style:font-style-asian="normal" style:font-weight-asian="normal" style:font-style-complex="normal" style:font-weight-complex="normal"/>
    </style:style>
    <style:style style:name="T462" style:family="text">
      <style:text-properties fo:font-style="normal" fo:font-weight="normal" officeooo:rsid="02153c7c" style:font-style-asian="normal" style:font-weight-asian="normal" style:font-style-complex="normal" style:font-weight-complex="normal"/>
    </style:style>
    <style:style style:name="T463" style:family="text">
      <style:text-properties fo:font-style="normal" fo:font-weight="normal" officeooo:rsid="02159260" style:font-style-asian="normal" style:font-weight-asian="normal" style:font-style-complex="normal" style:font-weight-complex="normal"/>
    </style:style>
    <style:style style:name="T464" style:family="text">
      <style:text-properties fo:font-style="normal" fo:font-weight="normal" officeooo:rsid="021753db" style:font-style-asian="normal" style:font-weight-asian="normal" style:font-style-complex="normal" style:font-weight-complex="normal"/>
    </style:style>
    <style:style style:name="T465" style:family="text">
      <style:text-properties fo:font-style="normal" fo:font-weight="normal" officeooo:rsid="0218be12" style:font-style-asian="normal" style:font-weight-asian="normal" style:font-style-complex="normal" style:font-weight-complex="normal"/>
    </style:style>
    <style:style style:name="T466" style:family="text">
      <style:text-properties fo:font-style="normal" fo:font-weight="normal" officeooo:rsid="021a9877" style:font-style-asian="normal" style:font-weight-asian="normal" style:font-style-complex="normal" style:font-weight-complex="normal"/>
    </style:style>
    <style:style style:name="T467" style:family="text">
      <style:text-properties fo:font-style="normal" fo:font-weight="normal" officeooo:rsid="021b1a1d" style:font-style-asian="normal" style:font-weight-asian="normal" style:font-style-complex="normal" style:font-weight-complex="normal"/>
    </style:style>
    <style:style style:name="T468" style:family="text">
      <style:text-properties fo:font-style="normal" fo:font-weight="normal" officeooo:rsid="021be1b7" style:font-style-asian="normal" style:font-weight-asian="normal" style:font-style-complex="normal" style:font-weight-complex="normal"/>
    </style:style>
    <style:style style:name="T469" style:family="text">
      <style:text-properties fo:font-style="normal" fo:font-weight="normal" officeooo:rsid="021cf544" style:font-style-asian="normal" style:font-weight-asian="normal" style:font-style-complex="normal" style:font-weight-complex="normal"/>
    </style:style>
    <style:style style:name="T470" style:family="text">
      <style:text-properties fo:font-style="normal" fo:font-weight="normal" officeooo:rsid="021e021a" style:font-style-asian="normal" style:font-weight-asian="normal" style:font-style-complex="normal" style:font-weight-complex="normal"/>
    </style:style>
    <style:style style:name="T471" style:family="text">
      <style:text-properties fo:font-style="normal" fo:font-weight="normal" officeooo:rsid="02209dd0" style:font-style-asian="normal" style:font-weight-asian="normal" style:font-style-complex="normal" style:font-weight-complex="normal"/>
    </style:style>
    <style:style style:name="T472" style:family="text">
      <style:text-properties fo:font-style="normal" fo:font-weight="normal" officeooo:rsid="02228dcc" style:font-style-asian="normal" style:font-weight-asian="normal" style:font-style-complex="normal" style:font-weight-complex="normal"/>
    </style:style>
    <style:style style:name="T473" style:family="text">
      <style:text-properties fo:font-style="normal" fo:font-weight="normal" officeooo:rsid="02248c2e" style:font-style-asian="normal" style:font-weight-asian="normal" style:font-style-complex="normal" style:font-weight-complex="normal"/>
    </style:style>
    <style:style style:name="T474" style:family="text">
      <style:text-properties fo:font-style="normal" fo:font-weight="normal" officeooo:rsid="0225ef1e" style:font-style-asian="normal" style:font-weight-asian="normal" style:font-style-complex="normal" style:font-weight-complex="normal"/>
    </style:style>
    <style:style style:name="T475" style:family="text">
      <style:text-properties fo:font-style="normal" fo:font-weight="normal" officeooo:rsid="02278273" style:font-style-asian="normal" style:font-weight-asian="normal" style:font-style-complex="normal" style:font-weight-complex="normal"/>
    </style:style>
    <style:style style:name="T476" style:family="text">
      <style:text-properties fo:font-style="normal" fo:font-weight="normal" officeooo:rsid="02289096" style:font-style-asian="normal" style:font-weight-asian="normal" style:font-style-complex="normal" style:font-weight-complex="normal"/>
    </style:style>
    <style:style style:name="T477" style:family="text">
      <style:text-properties fo:font-style="normal" fo:font-weight="normal" officeooo:rsid="0229a524" style:font-style-asian="normal" style:font-weight-asian="normal" style:font-style-complex="normal" style:font-weight-complex="normal"/>
    </style:style>
    <style:style style:name="T478" style:family="text">
      <style:text-properties fo:font-style="normal" fo:font-weight="normal" officeooo:rsid="022b1306" style:font-style-asian="normal" style:font-weight-asian="normal" style:font-style-complex="normal" style:font-weight-complex="normal"/>
    </style:style>
    <style:style style:name="T479" style:family="text">
      <style:text-properties fo:font-style="normal" fo:font-weight="normal" officeooo:rsid="022b5902" style:font-style-asian="normal" style:font-weight-asian="normal" style:font-style-complex="normal" style:font-weight-complex="normal"/>
    </style:style>
    <style:style style:name="T480" style:family="text">
      <style:text-properties fo:font-style="normal" fo:font-weight="normal" officeooo:rsid="022bb14a" style:font-style-asian="normal" style:font-weight-asian="normal" style:font-style-complex="normal" style:font-weight-complex="normal"/>
    </style:style>
    <style:style style:name="T481" style:family="text">
      <style:text-properties fo:font-style="normal" fo:font-weight="normal" officeooo:rsid="022d1139" style:font-style-asian="normal" style:font-weight-asian="normal" style:font-style-complex="normal" style:font-weight-complex="normal"/>
    </style:style>
    <style:style style:name="T482" style:family="text">
      <style:text-properties fo:font-style="normal" fo:font-weight="normal" officeooo:rsid="022ec2b2" style:font-style-asian="normal" style:font-weight-asian="normal" style:font-style-complex="normal" style:font-weight-complex="normal"/>
    </style:style>
    <style:style style:name="T483" style:family="text">
      <style:text-properties fo:font-style="normal" fo:font-weight="normal" officeooo:rsid="02304d07" style:font-style-asian="normal" style:font-weight-asian="normal" style:font-style-complex="normal" style:font-weight-complex="normal"/>
    </style:style>
    <style:style style:name="T484" style:family="text">
      <style:text-properties fo:font-style="normal" fo:font-weight="bold" style:font-style-asian="normal" style:font-weight-asian="bold" style:font-style-complex="normal" style:font-weight-complex="bold"/>
    </style:style>
    <style:style style:name="T485" style:family="text">
      <style:text-properties officeooo:rsid="012e01cc"/>
    </style:style>
    <style:style style:name="T486" style:family="text">
      <style:text-properties officeooo:rsid="0130885b"/>
    </style:style>
    <style:style style:name="T487" style:family="text">
      <style:text-properties officeooo:rsid="01320eeb"/>
    </style:style>
    <style:style style:name="T488" style:family="text">
      <style:text-properties officeooo:rsid="01acc344"/>
    </style:style>
    <style:style style:name="T489" style:family="text">
      <style:text-properties officeooo:rsid="01c2c1ff"/>
    </style:style>
    <style:style style:name="T490" style:family="text">
      <style:text-properties officeooo:rsid="01d04fea"/>
    </style:style>
    <style:style style:name="T491" style:family="text">
      <style:text-properties officeooo:rsid="01db707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text:span text:style-name="T20">[Transkript von lali</text:span><text:span text:style-name="T21">, 2</text:span><text:span text:style-name="T22">2</text:span><text:span text:style-name="T21">.</text:span><text:span text:style-name="T17">03</text:span><text:span text:style-name="T21">.201</text:span><text:span text:style-name="T22">9</text:span><text:span text:style-name="T20">]</text:span></text:h>
      <text:h text:style-name="P5" text:outline-level="1"><text:span text:style-name="T14">Kamingespräch mit Tom Putzki 0</text:span><text:span text:style-name="T16">1</text:span><text:span text:style-name="T14"> // Talk in der Alm #9</text:span><text:span text:style-name="T15"> - 18.08.2017</text:span></text:h>
      <text:p text:style-name="P1"/>
      <text:p text:style-name="P1"/>
      <text:p text:style-name="P2">Hallo zusammen. Heute zu einer neuen Folge von Talk in der Alm. Heute mit dem Gast Tom Putzki. Eine lebende Legende würde ich sagen. </text:p>
      <text:p text:style-name="P1"/>
      <text:p text:style-name="P4">Tom: Ich muss weg... </text:p>
      <text:p text:style-name="P4"/>
      <text:p text:style-name="P2">DU hast den Award bekommen als lebende Legende, also... </text:p>
      <text:p text:style-name="P1"/>
      <text:p text:style-name="P4">Tom: Äh ja.</text:p>
      <text:p text:style-name="P2"/>
      <text:p text:style-name="P2">Stell dich mal vielleicht den Zuschauern <text:span text:style-name="T18">einfach mal </text:span>vor<text:span text:style-name="T18">, wer bist du, woher kommst du her? Die üblichen Fragen.</text:span></text:p>
      <text:p text:style-name="P2"/>
      <text:p text:style-name="P31">Tom: Also, ich bin Tom Putzki. Ich komme aus dem Ruhrpott - sehr wichtig. Gelsenkirchen um's <text:s/>genau zu sagen. Schalke. Und irgendwelche Zecken können jetzt gleich abschalten. <text:span text:style-name="T19">Und dementsprechend... Ich bin seit bisschen über 20 Jahren in der Gamesbranche, seit Mitte der 90er. Hab vorher ein paar andere mehr oder weniger unwichtige Sachen gemacht. Und so ne Kurzfassung meines Werdegangs wäre sowas wie: Moorhuhn, Gothic und was mit Panzern. </text:span></text:p>
      <text:p text:style-name="P31"><text:span text:style-name="T23">Und ansonsten freu</text:span><text:span text:style-name="T27">'</text:span><text:span text:style-name="T23"> ich mich jetzt gerade ziemlich, dass ich hier auf der Alm bin, dass ich zu Gast bin bei </text:span><text:span text:style-name="T24">Handy Games [?]</text:span><text:span text:style-name="T23">, bei den komischen </text:span><text:span text:style-name="T24">Kasulkes</text:span><text:span text:style-name="T23">. Und was die aber können ist definitiv eine gewisse adäquate Getränkeauswahl</text:span><text:span text:style-name="T26"> platzieren. </text:span></text:p>
      <text:p text:style-name="P31"/>
      <text:p text:style-name="P8">Danke an die Sponsoren.</text:p>
      <text:p text:style-name="P33"/>
      <text:p text:style-name="P34"><text:span text:style-name="T29">Tom: Danke an die Sponsoren, also.. Respekt. Und dementsprechend freu' ich mich sehr jetzt heute hier sein zu </text:span><text:span text:style-name="T303">können und auch danke an </text:span><text:span text:style-name="T25">Stephi [or Steffi]</text:span><text:span text:style-name="T303">, die das hier alles möglich macht</text:span><text:span text:style-name="T29">. </text:span></text:p>
      <text:p text:style-name="P34"><text:span text:style-name="T29"/></text:p>
      <text:p text:style-name="P9"><text:span text:style-name="T27">I</text:span><text:span text:style-name="T340">ch hab schon 'n bisschen gesagt, du hast einen eigenen Wiki-Eintrag in deiner Stadt</text:span><text:span text:style-name="T341">. </text:span><text:span text:style-name="T324">D</text:span><text:span text:style-name="T341">ementsprechend weiß ich was du studiert hast. </text:span><text:span text:style-name="T342">Kannst du das n' bisschen verraten? Das hat mit Games ja nicht wirklich so was zu tun. </text:span></text:p>
      <text:p text:style-name="P35"><text:span text:style-name="T30"/></text:p>
      <text:p text:style-name="P36"><text:span text:style-name="T28">Tom: ... Ich hab was? </text:span></text:p>
      <text:p text:style-name="P36"><text:span text:style-name="T28"/></text:p>
      <text:p text:style-name="P37"><text:span text:style-name="T1">Du hast was studiert.</text:span><text:span text:style-name="T28"> </text:span></text:p>
      <text:p text:style-name="P37"><text:span text:style-name="T28"/></text:p>
      <text:p text:style-name="P39"><text:span text:style-name="T28">Tom: Na, ja, ja aber, äh... Wiki? </text:span></text:p>
      <text:p text:style-name="P39"><text:span text:style-name="T28"/></text:p>
      <text:p text:style-name="P40"><text:span text:style-name="T1">Wiki-Eintrag.</text:span><text:span text:style-name="T28"> </text:span><text:span text:style-name="T2">Weißt du, Wikipedia deiner Stadt, die hat'n eigenen</text:span><text:span text:style-name="T3"> Eintrag für </text:span><text:span text:style-name="T4">Tom Putzki. </text:span><text:span text:style-name="T5">Jetzt.. Überraschung?</text:span></text:p>
      <text:p text:style-name="P37"><text:span text:style-name="T28"/></text:p>
      <text:p text:style-name="P41"><text:span text:style-name="T28">Tom: ...... Äh, völlig. </text:span><text:span text:style-name="T31">Ich bin... ich bin völlig fassungslos. </text:span></text:p>
      <text:p text:style-name="P41"><text:span text:style-name="T31"/></text:p>
      <text:p text:style-name="P42"><text:span text:style-name="T6">Ich hab ja gesagt, lebende Legende, also... </text:span><text:span text:style-name="T325">N</text:span><text:span text:style-name="T6">ormalerweise bekommt man das immer wenn man gestorben ist oder so, aber... Also! Was hast du studiert?</text:span></text:p>
      <text:p text:style-name="P42"><text:span text:style-name="T6"/></text:p>
      <text:p text:style-name="P42"><text:soft-page-break/><text:span text:style-name="T31">Tom: Okay, ich hab zwei Anläufe genommen. </text:span><text:span text:style-name="T32">Zum ersten mal hab ich in </text:span><text:span text:style-name="T33">einer gewissen Sturm und Drang Zeit </text:span><text:span text:style-name="T34">an der Bundeswehr</text:span><text:span text:style-name="T38">-</text:span><text:span text:style-name="T304">U</text:span><text:span text:style-name="T34">niversität </text:span><text:span text:style-name="T35">in Hamburg</text:span><text:span text:style-name="T36">, an der Helmut-Schmidt</text:span><text:span text:style-name="T37">-</text:span><text:span text:style-name="T36">Universität </text:span><text:span text:style-name="T39">Wirtschafts- und Organisationswissenschaften studiert, aber abgebrochen. Und dann nochmal </text:span><text:span text:style-name="T40">in einem etwas ausführlicheren </text:span><text:span text:style-name="T41">Studiengang </text:span><text:span text:style-name="T42">Druckereitechnik an </text:span><text:span text:style-name="T43">der bergischen Universität Gesamthochschule Wuppertal. </text:span></text:p>
      <text:p text:style-name="P42"><text:span text:style-name="T43"/></text:p>
      <text:p text:style-name="P10">Warum dann nicht in der Branche bleiben?</text:p>
      <text:p text:style-name="P43"><text:span text:style-name="T28"/></text:p>
      <text:p text:style-name="P44"><text:span text:style-name="T28">Tom: Och, das war ganz einfach. Lieber Vater... </text:span></text:p>
      <text:p text:style-name="P45"><text:span text:style-name="T44">Ich habe studienbegleitend bei meinem Vater in seiner Buch- und Offset-Druckerei in Essen (Steele) gearbeitet. Ruck-Zuck</text:span><text:span text:style-name="T45">-</text:span><text:a xlink:type="simple" xlink:href="https://essen.branchen-info.net/fp_219925.php" text:style-name="Internet_20_link" text:visited-style-name="Visited_20_Internet_20_Link"><text:span text:style-name="T345">Fri</text:span></text:a><text:a xlink:type="simple" xlink:href="https://essen.branchen-info.net/fp_219925.php" text:style-name="Internet_20_link" text:visited-style-name="Visited_20_Internet_20_Link"><text:span text:style-name="T346">c</text:span></text:a><text:a xlink:type="simple" xlink:href="https://essen.branchen-info.net/fp_219925.php" text:style-name="Internet_20_link" text:visited-style-name="Visited_20_Internet_20_Link"><text:span text:style-name="T345">on</text:span></text:a><text:a xlink:type="simple" xlink:href="https://essen.branchen-info.net/fp_219925.php" text:style-name="Internet_20_link" text:visited-style-name="Visited_20_Internet_20_Link"><text:span text:style-name="T365">a</text:span></text:a><text:a xlink:type="simple" xlink:href="https://essen.branchen-info.net/fp_219925.php" text:style-name="Internet_20_link" text:visited-style-name="Visited_20_Internet_20_Link"><text:span text:style-name="T45">-Druck</text:span></text:a><text:span text:style-name="T45"> sag ich nur.</text:span><text:span text:style-name="T44"> </text:span><text:span text:style-name="T46">Und habe mich dort von 'ner studentischen Hilfskraft zum stellvertretenden Geschäftsführer hochgetankt. </text:span><text:span text:style-name="T47">Aber wie das so ist gerne mal, Vater und Sohn im gleichen Betrieb... Nach einer gewissen langjährigen Laufzeit...</text:span></text:p>
      <text:p text:style-name="P45"><text:span text:style-name="T47"/></text:p>
      <text:p text:style-name="P11">Zwei Sturköpfe.</text:p>
      <text:p text:style-name="P46"><text:span text:style-name="T28"/></text:p>
      <text:p text:style-name="P47"><text:span text:style-name="T48">Tom: </text:span><text:span text:style-name="T47">... hat es 'n bisschen geknallt. Heute verstehen wir uns super gut. Also seit wir nicht mehr zusammen arbeiten täglich, verstehen wir uns ausgezeichnet. Und dementsprechend musst' ich was anderes machen. Und da ich überhaupt keine Ahnung hatte was, habe ich erstmal so</text:span><text:span text:style-name="T305">'</text:span><text:span text:style-name="T47">n Parkjahr eingelegt, in der ich eine Weiterbildung zum Mediendesigner </text:span><text:span text:style-name="T48">gemacht habe. Und...</text:span></text:p>
      <text:p text:style-name="P47"><text:span text:style-name="T48"/></text:p>
      <text:p text:style-name="P12">Wann war das?</text:p>
      <text:p text:style-name="P48"><text:span text:style-name="T28"/></text:p>
      <text:p text:style-name="P49"><text:span text:style-name="T48">Tom: Mediendesigner</text:span><text:span text:style-name="T306">, </text:span><text:span text:style-name="T49">das war '93 glaub' ich. Das hieß damals, wie mir von de</text:span><text:span text:style-name="T306">m </text:span><text:span text:style-name="T49">Weiterbildungsinstitut klar und eindeutig versichert wurde: "Sie sind danach in der Lage, den Otto-Katalog in 'nen Computer, auf ne CD zu bringen."</text:span></text:p>
      <text:p text:style-name="P49"><text:span text:style-name="T49"/></text:p>
      <text:p text:style-name="P13">Boah.</text:p>
      <text:p text:style-name="P50"><text:span text:style-name="T28"/></text:p>
      <text:p text:style-name="P51"><text:span text:style-name="T49">Tom: Großes Tennis. Und dann gab es einen zwölfmonatigen Kurs für diesen Mediendesigner. </text:span><text:span text:style-name="T50">Und das war so von Grundlagen der Computerei über </text:span><text:span text:style-name="T51">Betriebssysteme, über Hardware, über Word und so... lange Rede, kurzer Sinn: Ich hab' mich mit </text:span><text:span text:style-name="T52">meinem wirklich sehr, sehr guten, toleranten Kursleiter geeinigt, dass ich von den, ich weiß nicht mehr genau, elf, zwölf, dreizehn Fächern mich auf vier fokussieren kann</text:span><text:span text:style-name="T53"> -</text:span><text:span text:style-name="T52"> mit dem Rest lässt er mich in Ruhe</text:span><text:span text:style-name="T53"> -</text:span><text:span text:style-name="T52"> und ich</text:span><text:span text:style-name="T54"> mach' die vier halt richtig gut. </text:span><text:span text:style-name="T55">Und das war</text:span><text:span text:style-name="T307">en </text:span><text:span text:style-name="T55">damals 3D Studio </text:span><text:span text:style-name="T374">Uni/Uli???</text:span><text:span text:style-name="T55"> 4</text:span><text:span text:style-name="T56"> (</text:span><text:span text:style-name="T55">Max gab's noch nicht</text:span><text:span text:style-name="T56">)</text:span><text:span text:style-name="T308">, d</text:span><text:span text:style-name="T55">as war Corel Draw</text:span><text:span text:style-name="T56">, das war Photoshop und das war Adobe Premiere. So das erste </text:span><text:span text:style-name="T57">relevante Videoschnittprogramm. Und auf diese Fächer habe ich mich konzentriert und fokussiert und den ganzen Rest gelassen, weil irgendwie konnt' ich das schon. </text:span></text:p>
      <text:p text:style-name="P51"><text:span text:style-name="T57">Ich hatte studienbegleitend </text:span><text:span text:style-name="T58">immer ein paar Nebenjobs</text:span><text:span text:style-name="T59">, weil man braucht als Student ja auch'n bisschen Geld. Ja, bei meinem Vater gearbeitet, das war der Hauptjob, aber dann unterrichtet, also Computer Grundlagen für Noobs, für Beginner unterichtet und außerdem war ich dann am Wochenende regelmäßig Türsteher in diversen, interessanten, etwas düstereren Ruhrgebiets-Diskotheken. </text:span><text:span text:style-name="T60">Falls das jemandem was sagt:</text:span><text:span text:style-name="T7"> </text:span><text:span text:style-name="T378">Zeche</text:span><text:span text:style-name="T376">, </text:span><text:span text:style-name="T378">Planet</text:span><text:span text:style-name="T376">, </text:span><text:span text:style-name="T378">Lur</text:span><text:span text:style-name="T379">y [oder Luri]</text:span><text:span text:style-name="T377">[?]</text:span><text:span text:style-name="T7">.</text:span><text:span text:style-name="T60"> </text:span><text:span text:style-name="T61">Es ging eher darum Anzugträger und </text:span><text:span text:style-name="T62">bal</text:span><text:span text:style-name="T64">l</text:span><text:span text:style-name="T62">onseidene Jogginghosen</text:span><text:span text:style-name="T63">träger </text:span><text:span text:style-name="T64">rauszuhalten, als die Stammkundschaft, die gerne mal </text:span><text:span text:style-name="T65">in Leder gewandet war</text:span><text:span text:style-name="T66">en und Springerstiefel und Bikerboots trugen. Die Musik ging ordentlich in die Beine, also Rock, Hard-Rock, Metal, Punk, Wave, 'n bisschen Psycho</text:span><text:span text:style-name="T309">b</text:span><text:span text:style-name="T66">illy, 'n bisschen Rock</text:span><text:span text:style-name="T309">ab</text:span><text:span text:style-name="T66">illy</text:span><text:span text:style-name="T67">... och, es waren ganz interessante Tage. Und ja. Durch meine Tätigkeit als Dozent für Computerei konnte ich mir halt die meisten Fächer dieser </text:span><text:span text:style-name="T68">Weiterbildung sparen</text:span><text:span text:style-name="T69">, hab dann </text:span><text:span text:style-name="T70">die Möglichkeit gehabt</text:span><text:span text:style-name="T71"> 'ne Abschlussarbeit </text:span><text:span text:style-name="T72">zu machen</text:span><text:span text:style-name="T73"> und das war 'ne fast zweiminütige </text:span><text:span text:style-name="T74">Höhlenanimation. </text:span><text:span text:style-name="T75">So 'n richtig schöner Dungeon, wenn du's so willst</text:span><text:span text:style-name="T76">, den ich da gemodelt habe und wo ich'n Video von gemacht habe</text:span><text:span text:style-name="T77"> und was ich geschnitten habe</text:span><text:span text:style-name="T78"> und so weiter. </text:span><text:span text:style-name="T79">Ich hab' diesen Kurs auf jedenfall mit 1 abgeschlossen und es hat sich ausgezahlt</text:span><text:span text:style-name="T80">, es hat funktioniert. </text:span></text:p>
      <text:p text:style-name="P52"><text:soft-page-break/><text:span text:style-name="T80">Z</text:span><text:span text:style-name="T28">u diesem</text:span><text:span text:style-name="T81">, </text:span><text:span text:style-name="T82">äh </text:span><text:span text:style-name="T81">dieser zwölfmonatigen Weiterbildung </text:span><text:span text:style-name="T82">gehörte ein zweimonatiges Betriebspraktikum</text:span><text:span text:style-name="T83"> und per ganz dummem Zufall, nämlich an der Tür abends, lernte ich drei Leute </text:span><text:span text:style-name="T84">von Greenwood Entertainment kennen. </text:span><text:span text:style-name="T85">Und das ist so'n klassischer, alter, deutscher Spieleentwickler gewesen</text:span><text:span text:style-name="T86"> zu der Zeit</text:span><text:span text:style-name="T87">, die Mitte der neunziger jede Menge Spiele </text:span><text:span text:style-name="T88">wie sie in Deutschland gerne geliebt werden</text:span><text:span text:style-name="T89">... - </text:span><text:span text:style-name="T88">Wirtschaftss</text:span><text:span text:style-name="T89">imulationen - gemacht haben</text:span><text:span text:style-name="T90">, so animierte Excel Tabellen. </text:span><text:span text:style-name="T91">Also sowas wie...</text:span></text:p>
      <text:p text:style-name="P37"><text:span text:style-name="T28"/></text:p>
      <text:p text:style-name="P14">So typisch deutsch.</text:p>
      <text:p text:style-name="P53"><text:span text:style-name="T28"/></text:p>
      <text:p text:style-name="P53"><text:span text:style-name="T28">Tom: Typisch deutsch.</text:span><text:span text:style-name="T92"> </text:span><text:span text:style-name="T93">Der Planer, das Amt, der Winzer, </text:span><text:span text:style-name="T375">Mac[?], MadTV 2[?] </text:span><text:span text:style-name="T347">und so weiter. Und da konnte ich rein und das Praktikum machen</text:span><text:span text:style-name="T348"> und so bin ich in die Branche gerutscht. </text:span></text:p>
      <text:p text:style-name="P53"><text:span text:style-name="T348"/></text:p>
      <text:p text:style-name="P15"><text:span text:style-name="T367">W</text:span><text:span text:style-name="T343">as war dann dein erstes Gehalt </text:span><text:span text:style-name="T366">in</text:span><text:span text:style-name="T343"> der Branche?</text:span></text:p>
      <text:p text:style-name="P54"><text:span text:style-name="T344"/></text:p>
      <text:p text:style-name="P54"><text:span text:style-name="T344">Tom: Das war... ja, ich bin... Mein Praktikum endete an einem Freitag. </text:span><text:span text:style-name="T349">Und Donnerstag Abend </text:span><text:span text:style-name="T350">bin ich zum damaligen Geschäftsführer von Greenwood </text:span><text:span text:style-name="T351">Entertainment gegangen und hab gesagt: </text:span><text:span text:style-name="T352">Morgen ist mein letzter Tag</text:span><text:span text:style-name="T353"> und </text:span><text:span text:style-name="T354">ab Montag bin ich nicht mehr da. </text:span><text:span text:style-name="T355">Was soll ich machen? </text:span><text:span text:style-name="T356">Und er sagte: Bleib. </text:span><text:span text:style-name="T357">Und dann bin ich geblieben. </text:span><text:span text:style-name="T358">Bin Montag wieder gekommen</text:span><text:span text:style-name="T359">, hab'n Vertrag unterschrieben</text:span><text:span text:style-name="T360"> und so bin ich </text:span><text:span text:style-name="T361">reingerutscht. </text:span></text:p>
      <text:p text:style-name="P54"><text:span text:style-name="T361"/></text:p>
      <text:p text:style-name="P16"><text:span text:style-name="T368">W</text:span><text:span text:style-name="T343">as war dein erstes Gehalt, wenn ich fragen darf?</text:span></text:p>
      <text:p text:style-name="P55"><text:span text:style-name="T344"/></text:p>
      <text:p text:style-name="P56"><text:span text:style-name="T344">Tom: Geld.</text:span></text:p>
      <text:p text:style-name="P56"><text:span text:style-name="T344"/></text:p>
      <text:p text:style-name="P17"><text:span text:style-name="T343">So Einstiegsgehalt?</text:span></text:p>
      <text:p text:style-name="P54"><text:span text:style-name="T356"/></text:p>
      <text:p text:style-name="P56"><text:span text:style-name="T356">T</text:span><text:span text:style-name="T344">om: O</text:span><text:span text:style-name="T362">uh, Gott... Ganz ehrlich, ich weiß es nicht mehr. </text:span></text:p>
      <text:p text:style-name="P56"><text:span text:style-name="T362"/></text:p>
      <text:p text:style-name="P18"><text:span text:style-name="T369">W</text:span><text:span text:style-name="T343">eil wir haben ja immer die Diskussionen </text:span><text:span text:style-name="T370">heutzutage... Oah, was is denn da dann dein Einstiegsgehalt</text:span><text:span text:style-name="T371"> in der Branche? </text:span><text:span text:style-name="T372">Du bist jetzt alt genug, hätt' ich jetzt gesagt</text:span><text:span text:style-name="T373">, das ist noch lange, lange hin. </text:span></text:p>
      <text:p text:style-name="P53"><text:span text:style-name="T28"/></text:p>
      <text:p text:style-name="P57"><text:span text:style-name="T28">Tom: Also es muss </text:span><text:span text:style-name="T94">so um die </text:span><text:span text:style-name="T95">2000 Mark gewesen sein</text:span><text:span text:style-name="T96">, bisschen drüber glaub' ich. </text:span><text:span text:style-name="T97">Kann aber auch'n bisschen drunter... also so um d</text:span><text:span text:style-name="T98">en Dreh. </text:span><text:span text:style-name="T99">Das...</text:span></text:p>
      <text:p text:style-name="P57"><text:span text:style-name="T99"/></text:p>
      <text:p text:style-name="P58"><text:span text:style-name="T8">Und was </text:span><text:span text:style-name="T326">hast du dann</text:span><text:span text:style-name="T8"> bei Greenwood gemacht?</text:span><text:span text:style-name="T99"> </text:span></text:p>
      <text:p text:style-name="P53"><text:span text:style-name="T28"/></text:p>
      <text:p text:style-name="P59"><text:span text:style-name="T105">Tom: </text:span><text:span text:style-name="T100">Oh, ich habe angefangen die Außenhülle </text:span><text:span text:style-name="T101">eines riesigen Raumschiffes detailliert zu moddeln, für ein Spiel, das niemals erschienen ist. Und dann bin ich</text:span><text:span text:style-name="T102">... also das hab ich 'ne Weile gemacht. Ich hab also wirklich dann von einem sehr, sehr</text:span><text:span text:style-name="T103">, sehr </text:span><text:span text:style-name="T102">guten 3D Artist, </text:span><text:span text:style-name="T363">Carsten Schwede</text:span><text:span text:style-name="T364">,</text:span><text:span text:style-name="T363"> ei</text:span><text:span text:style-name="T104">ne wirklich</text:span><text:span text:style-name="T106"> </text:span><text:span text:style-name="T107">o</text:span><text:span text:style-name="T106">n-</text:span><text:span text:style-name="T107">t</text:span><text:span text:style-name="T106">he-</text:span><text:span text:style-name="T107">f</text:span><text:span text:style-name="T106">ly </text:span><text:span text:style-name="T107">Einführung in richtiges 3D-Modeln gekriegt</text:span><text:span text:style-name="T109">; </text:span><text:span text:style-name="T311">u</text:span><text:span text:style-name="T107">nd das war sehr, sehr </text:span><text:span text:style-name="T310">effekti</text:span><text:span text:style-name="T312">v</text:span><text:span text:style-name="T107">.</text:span><text:span text:style-name="T108"> Also ich hab dann für diverse Spiele kleine </text:span><text:span text:style-name="T110">Assets gemodelt. Und dann gab es zwei Projekte bei Greenwood, die in der Pipeline waren</text:span><text:span text:style-name="T111">, die waren anders als die ganzen </text:span><text:span text:style-name="T112">bisherigen Vorgänger. Und das waren </text:span><text:span text:style-name="T113">einmal eine Art Mad Max</text:span><text:span text:style-name="T114">, Endzeit mit bewaffneten Fahrzeugen. Das hieß </text:span><text:span text:style-name="T389">D.O.G.</text:span><text:span text:style-name="T115"> Und das war eines der letzten Spiele auf </text:span><text:span text:style-name="T313">'n</text:span><text:span text:style-name="T115">er Voxel-Engine. </text:span><text:span text:style-name="T116">Und da konnte ich dann einige Level designen, nicht modeln, weil mit 'ner Voxel Engine konnt' ich nicht umgehen, aber </text:span><text:span text:style-name="T117">ich konnte dann in diesen Leveln die entsprechenden Missionen </text:span><text:span text:style-name="T118">setzen und </text:span><text:span text:style-name="T119">Start und Ziel und die Assets überall rein und die Upgrades und die Waffen </text:span><text:span text:style-name="T120">hinterlegen und die Bäume und so weiter, das konnt' ich in dem Spiel machen. Und es gab </text:span><text:span text:style-name="T121">ein anderes Spiel</text:span><text:span text:style-name="T122">, das nannte sich </text:span><text:span text:style-name="T388">Metalizer</text:span><text:span text:style-name="T123">. </text:span><text:span text:style-name="T124">Das war ein battletech-artiges Spiel. Und sehr viele </text:span><text:span text:style-name="T125">der Original Battletech </text:span><text:span text:style-name="T126">Brettspielregeln drunterlagen, ohne dass wir die Lizenz von Battle</text:span><text:span text:style-name="T317">T</text:span><text:span text:style-name="T126">ech hatten. </text:span><text:span text:style-name="T127">Jo...</text:span></text:p>
      <text:p text:style-name="P59"><text:span text:style-name="T127"/></text:p>
      <text:p text:style-name="P19">Also so wie die typischen D&amp;D <text:span text:style-name="T486">Thematik</text:span><text:span text:style-name="T487">en</text:span><text:span text:style-name="T486">.</text:span></text:p>
      <text:p text:style-name="P60"><text:soft-page-break/><text:span text:style-name="T128"/></text:p>
      <text:p text:style-name="P61"><text:span text:style-name="T128">Tom: Sowas in der Richtung. </text:span><text:span text:style-name="T129">Und in dem Team bin ich auch gelandet. </text:span><text:span text:style-name="T130">Und da konnt</text:span><text:span text:style-name="T131">'</text:span><text:span text:style-name="T130"> ich auch Missionsdesign machen, mir Missionen ausdenken und die Missionsbriefing-Texte schreiben und da ich die Missionen sowieso schon formuliert habe konnt</text:span><text:span text:style-name="T132">'</text:span><text:span text:style-name="T130"> ich</text:span><text:span text:style-name="T132"> dann</text:span><text:span text:style-name="T130"> gleich noch die Level in die Hand nehmen und dann konnte ich die Level </text:span><text:span text:style-name="T133">auch wieder mit Assets </text:span><text:span text:style-name="T134">dekorieren</text:span><text:span text:style-name="T314">; </text:span><text:span text:style-name="T135">aber 'n bisschen später hab</text:span><text:span text:style-name="T136">'</text:span><text:span text:style-name="T135"> ich </text:span><text:span text:style-name="T137">dann angefangen auf Hex</text:span><text:span text:style-name="T315">f</text:span><text:span text:style-name="T137">eld</text:span><text:span text:style-name="T164">-P</text:span><text:span text:style-name="T137">apier die Level zu zeichnen</text:span><text:span text:style-name="T138"> und </text:span><text:span text:style-name="T139">das zu designen</text:span><text:span text:style-name="T140"> und das dann mit meinen Missionen in Einklang zu bringen. </text:span><text:span text:style-name="T141">Und dann gab es </text:span><text:span text:style-name="T142">'n Zeitpunkt wo </text:span><text:span text:style-name="T143">der Projektleiter dieses Projektes </text:span><text:span text:style-name="T144">aus Gründen</text:span><text:span text:style-name="T145"> das Unternehmen verlassen hat</text:span><text:span text:style-name="T146"> und ich war irgendwie </text:span><text:span text:style-name="T147">der einzige</text:span><text:span text:style-name="T148">, der sich im Battle</text:span><text:span text:style-name="T316">T</text:span><text:span text:style-name="T148">ech Universum </text:span><text:span text:style-name="T149">auskannte. </text:span><text:span text:style-name="T150">Ich hatte halt </text:span><text:span text:style-name="T151">die entsprechenden Computer</text:span><text:span text:style-name="T152">spiele gespielt. </text:span><text:span text:style-name="T153">Ich hatte </text:span><text:span text:style-name="T154">das Tabletop </text:span><text:span text:style-name="T155">Original BattleTech</text:span><text:span text:style-name="T156"> gespielt. </text:span><text:span text:style-name="T157">Ich hatte MechWarrior, das Pen</text:span><text:span text:style-name="T159">-&amp;-</text:span><text:span text:style-name="T157">Paper </text:span><text:span text:style-name="T158">Rollenspiel gespielt. </text:span><text:span text:style-name="T160">Und <text:s/>ich hatte zuhause bei mir </text:span><text:span text:style-name="T161">im Regal 50</text:span><text:span text:style-name="T162">+ BattleTech Romane</text:span><text:span text:style-name="T163">, damals noch von </text:span><text:span text:style-name="T390">Heine</text:span><text:span text:style-name="T409"> drin stehen</text:span><text:span text:style-name="T410"> und hatte das alles drauf. Und so wurde ich der neue Projektleiter</text:span><text:span text:style-name="T411"> von diesem...</text:span></text:p>
      <text:p text:style-name="P61"><text:span text:style-name="T411"/></text:p>
      <text:p text:style-name="P20"><text:span text:style-name="T402">Okay. Vom Leveldesigner zum Projektleiter.</text:span></text:p>
      <text:p text:style-name="P62"><text:span text:style-name="T408"/></text:p>
      <text:p text:style-name="P62"><text:span text:style-name="T408">Tom: Ja richtig. </text:span><text:span text:style-name="T412">Ganz genau. </text:span><text:span text:style-name="T413">Und jo, ich hab das Projekt fertig gekriegt. </text:span><text:span text:style-name="T414">Das war </text:span><text:span text:style-name="T415">wirklich mein größter Verdienst.. Es war scheiße; das Spiel kam raus und es war nicht sonderlich </text:span><text:span text:style-name="T416">gut. </text:span><text:span text:style-name="T417">Aber ich hab's abgeschlossen</text:span><text:span text:style-name="T418">, immerhin. </text:span><text:span text:style-name="T419">Und ja, das war dann der richtige </text:span><text:span text:style-name="T420">Einstieg</text:span><text:span text:style-name="T421">, wenn du so willst.</text:span></text:p>
      <text:p text:style-name="P62"><text:span text:style-name="T421"/></text:p>
      <text:p text:style-name="P63"><text:span text:style-name="T484">Wie lange hast du das gemacht?</text:span><text:span text:style-name="T408"> </text:span></text:p>
      <text:p text:style-name="P63"><text:span text:style-name="T408"/></text:p>
      <text:p text:style-name="P64"><text:span text:style-name="T408">Tom: Ja, von den Anfangstagen bis </text:span><text:span text:style-name="T422">Mitte '97 ungefähr. </text:span></text:p>
      <text:p text:style-name="P64"><text:span text:style-name="T422"/></text:p>
      <text:p text:style-name="P21"><text:span text:style-name="T403">D</text:span><text:span text:style-name="T402">ann kam ja</text:span><text:span text:style-name="T404">, ich sag's mal, </text:span><text:span text:style-name="T387">Piranha Bytes</text:span><text:span text:style-name="T404">. </text:span><text:span text:style-name="T405">Das war, soweit ich weiß</text:span><text:span text:style-name="T406"> so das erste dann, wo du mit eingestiegen bist. </text:span></text:p>
      <text:p text:style-name="P63"><text:span text:style-name="T408"/></text:p>
      <text:p text:style-name="P65"><text:span text:style-name="T126">T</text:span><text:span text:style-name="T170">om: Richtig. </text:span><text:span text:style-name="T165">Das war so</text:span><text:span text:style-name="T166"> die interessante Phase, </text:span><text:span text:style-name="T167">zu der Zeit </text:span><text:span text:style-name="T168">hatte Greenwood Anteile an d</text:span><text:span text:style-name="T318">er</text:span><text:span text:style-name="T168"> Firma</text:span><text:span text:style-name="T169"> an die Funsoft</text:span><text:span text:style-name="T171">-</text:span><text:span text:style-name="T169">Gruppe verkauft. </text:span><text:span text:style-name="T171">Funsoft sagt noch was? </text:span></text:p>
      <text:p text:style-name="P65"><text:span text:style-name="T171"/></text:p>
      <text:p text:style-name="P22">Ja, mir schon.</text:p>
      <text:p text:style-name="P66"><text:span text:style-name="T28"/></text:p>
      <text:p text:style-name="P67"><text:span text:style-name="T171">Tom: Soft</text:span><text:span text:style-name="T319">g</text:span><text:span text:style-name="T171">old, Rushware usw. usw. Und dadurch wurde es </text:span><text:span text:style-name="T172">Greenwood überhaupt ermöglicht, dass </text:span><text:span text:style-name="T173">solche Titel mit internationalem Anspruch </text:span><text:span text:style-name="T174">wie </text:span><text:span text:style-name="T391">D.O.G</text:span><text:span text:style-name="T174">. </text:span><text:span text:style-name="T175">und </text:span><text:span text:style-name="T392">Metalizer</text:span><text:span text:style-name="T176">, also eben was anderes als Wirtschaftssimulationen</text:span><text:span text:style-name="T177">, gemacht wurden. </text:span><text:span text:style-name="T178">Nur die Funsoft-Gruppe </text:span><text:span text:style-name="T179">hatte dann </text:span><text:span text:style-name="T180">im Sommer '97 </text:span><text:span text:style-name="T181">den Geldhahn </text:span><text:span text:style-name="T182">zugedreht</text:span><text:span text:style-name="T183">; aus Gründen</text:span><text:span text:style-name="T184">, und..</text:span><text:span text:style-name="T183">.</text:span></text:p>
      <text:p text:style-name="P67"><text:span text:style-name="T183"/></text:p>
      <text:p text:style-name="P67"><text:span text:style-name="T9">Was sind dann solche "Gründe"?</text:span></text:p>
      <text:p text:style-name="P67"><text:span text:style-name="T184"/></text:p>
      <text:p text:style-name="P67"><text:span text:style-name="T185">Tom: </text:span><text:span text:style-name="T186">Pff also, sorry, da kann und will ich nicht mehr so richtig ins Detail gehen. </text:span><text:span text:style-name="T187">Es war nur einfach so, dass </text:span><text:span text:style-name="T188">Funsoft sich </text:span><text:span text:style-name="T189">anders </text:span><text:span text:style-name="T190">entschieden hat</text:span><text:span text:style-name="T191">, dass wir glaube ich auch nicht so geliefert haben</text:span><text:span text:style-name="T192">, wie wir das sollten. </text:span><text:span text:style-name="T193">Auf jedenfall war</text:span><text:span text:style-name="T194">'s sozusagen terminiert. </text:span><text:span text:style-name="T195">Und, ich kann mich noch dran entsinnen, wir saßen damals mit unser'm Büro in Bochum</text:span><text:span text:style-name="T196">, im Glockengarten. </text:span><text:span text:style-name="T197">Und wir hatten dort'n großen </text:span><text:span text:style-name="T198">Konf-Raum und Greenwood bestand damals aus ca. 15 Leuten. </text:span><text:span text:style-name="T199">Und wir saßen </text:span><text:span text:style-name="T200">echt einige Tage zusammen und </text:span><text:span text:style-name="T201">haben überlegt</text:span><text:span text:style-name="T202">, </text:span><text:span text:style-name="T201">also auch'n ganzes Wochenende</text:span><text:span text:style-name="T320">, </text:span><text:span text:style-name="T202">und haben überlegt, was</text:span><text:span text:style-name="T203"> machen wir jetzt</text:span><text:span text:style-name="T204">? Was machen wir jetzt?</text:span></text:p>
      <text:p text:style-name="P69"><text:span text:style-name="T169">W</text:span><text:span text:style-name="T28">eil das Team </text:span><text:span text:style-name="T205">war eigentlich ziemlich klasse</text:span><text:span text:style-name="T206"> und </text:span><text:span text:style-name="T207">wir haben uns da alle ziemlich </text:span><text:span text:style-name="T208">wohlgefühlt. </text:span><text:span text:style-name="T209">Und für mich war es sowieso mal </text:span><text:span text:style-name="T210">'ne völlig neue Arbeitserfahrung</text:span><text:span text:style-name="T211">, weil auch </text:span><text:span text:style-name="T212">zu Zeiten meiner </text:span><text:span text:style-name="T213">anderen Jobs vorher </text:span><text:span text:style-name="T214">war's doch durchaus so: Tagsüber </text:span><text:span text:style-name="T215">wartet man auf Feierabend, die ganze Woche wartet man auf</text:span><text:span text:style-name="T216">'s Wochenende und das ganze Jahr wartet man auf </text:span><text:span text:style-name="T217">Urlaub. </text:span><text:span text:style-name="T218">Und als ich bei Greenwood war, </text:span><text:span text:style-name="T219">da mittelte sich </text:span><text:span text:style-name="T220">das so hin, </text:span><text:span text:style-name="T221">dass ich dann morgens der erste wurde</text:span><text:span text:style-name="T222"> und abends der letzte, der g</text:span><text:span text:style-name="T223">egangen ist. </text:span><text:span text:style-name="T224">Und es war genau mein Ding. </text:span></text:p>
      <text:p text:style-name="P69"><text:soft-page-break/><text:span text:style-name="T225">Wir haben dann gesessen abends und </text:span><text:span text:style-name="T226">haben gezockt im Netz </text:span><text:span text:style-name="T227">und so weiter und so weiter. </text:span><text:span text:style-name="T228">Es war ziemlich </text:span><text:span text:style-name="T229">klasse. </text:span><text:span text:style-name="T230">Und ja, wir haben überlegt was </text:span><text:span text:style-name="T231">wir machen, wie wir's machen. </text:span><text:span text:style-name="T232">Und die ehemaligen </text:span><text:span text:style-name="T233"><text:s/>oder die </text:span><text:span text:style-name="T423">Greenwood</text:span><text:span text:style-name="T233"> Chefs und Gründer haben dann die Mittel benutzt, </text:span><text:span text:style-name="T234">die sie hatten, </text:span><text:span text:style-name="T235">um </text:span><text:span text:style-name="T236">die Anteile aus der </text:span><text:span text:style-name="T237">Funsoft-Gruppe wieder rauszukaufen</text:span><text:span text:style-name="T238">. Wir durften dann </text:span><text:span text:style-name="T239">aus rechtlichen Gründen </text:span><text:span text:style-name="T240">den Namen Greenwood nicht mehr </text:span><text:span text:style-name="T241">weiterführen </text:span><text:span text:style-name="T242">und so wurden halt </text:span><text:span text:style-name="T243">vier neue Companies gegründet. </text:span><text:span text:style-name="T244">Und eine davon </text:span><text:span text:style-name="T245">war </text:span><text:span text:style-name="T393">Piranha Bytes</text:span><text:span text:style-name="T245">. </text:span></text:p>
      <text:p text:style-name="P69"><text:span text:style-name="T245"/></text:p>
      <text:p text:style-name="P23"><text:span text:style-name="T489">A</text:span>lso fünfzehn Leute haben sich dann aufgespalten.</text:p>
      <text:p text:style-name="P70"><text:span text:style-name="T28"/></text:p>
      <text:p text:style-name="P71"><text:span text:style-name="T28">Tom: Fünfzehn Leute haben sich aufgesplittet</text:span><text:span text:style-name="T246"> in vier Einzel-Companies. </text:span><text:span text:style-name="T247">Da war </text:span><text:span text:style-name="T394">The Art Department</text:span><text:span text:style-name="T247"> - Werbespiele, was... also im Grunde hat, was heute kaum noch einer weiß, </text:span><text:span text:style-name="T248">Art Department</text:span><text:span text:style-name="T250">, A</text:span><text:span text:style-name="T248">nfang der 90er, das klassische Werbespiel </text:span><text:span text:style-name="T249">erfunden. </text:span><text:span text:style-name="T251">Also da kamen solche </text:span><text:span text:style-name="T252">Titel wie </text:span><text:span text:style-name="T254">'</text:span><text:span text:style-name="T395">Das Telekommando kehrt zurück</text:span><text:span text:style-name="T396">'</text:span><text:span text:style-name="T253"> für die </text:span><text:span text:style-name="T254">Telekom</text:span><text:span text:style-name="T255">, </text:span><text:span text:style-name="T397">Captain Zins</text:span><text:span text:style-name="T255"> für die Dresdner Bank. </text:span></text:p>
      <text:p text:style-name="P68"><text:span text:style-name="T224"/></text:p>
      <text:p text:style-name="P24"><text:span text:style-name="T488">D</text:span><text:span text:style-name="T490">as sind schon'n paar geile </text:span><text:span text:style-name="T384">[...??...]</text:span><text:span text:style-name="T490"> Namen, oder? </text:span></text:p>
      <text:p text:style-name="P65"><text:span text:style-name="T169"/></text:p>
      <text:p text:style-name="P72"><text:span text:style-name="T169">T</text:span><text:span text:style-name="T28">om: Ja. </text:span></text:p>
      <text:p text:style-name="P72"><text:span text:style-name="T28"/></text:p>
      <text:p text:style-name="P25">Wie viel muss man da trinken, dass das irgendwie... ?</text:p>
      <text:p text:style-name="P73"><text:span text:style-name="T28"/></text:p>
      <text:p text:style-name="P74"><text:span text:style-name="T258">Tom: Och, das ging</text:span><text:span text:style-name="T256"> immer ganz gut. Und irgendwas</text:span><text:span text:style-name="T257">, irgend'nen Spiel für </text:span><text:span text:style-name="T327">BiFi</text:span><text:span text:style-name="T330"> und dann gabs Spiele für </text:span><text:span text:style-name="T331">das Bundesumweltministerium</text:span><text:span text:style-name="T332">, </text:span><text:span text:style-name="T328">'</text:span><text:span text:style-name="T329">Die Enviro-Kids greifen ein</text:span><text:span text:style-name="T328">'</text:span><text:span text:style-name="T332">, </text:span><text:span text:style-name="T333">'ne Serie für das Bundesinnenministerium</text:span><text:span text:style-name="T334"> gegen Rechtsradikalismus. </text:span></text:p>
      <text:p text:style-name="P65"><text:span text:style-name="T168"><text:s/></text:span></text:p>
      <text:p text:style-name="P75"><text:span text:style-name="T10">W</text:span><text:span text:style-name="T1">as waren da die Budgets?</text:span><text:span text:style-name="T28"> </text:span></text:p>
      <text:p text:style-name="P75"><text:span text:style-name="T28"/></text:p>
      <text:p text:style-name="P75"><text:span text:style-name="T28">Tom: Also wenn ich mich recht entsinne waren die Budgets alle extrem überschaubar. </text:span><text:span text:style-name="T259">Lass mal so überlegen, so 30, 40, 50 vielleicht</text:span><text:span text:style-name="T260">? </text:span></text:p>
      <text:p text:style-name="P75"><text:span text:style-name="T260"/></text:p>
      <text:p text:style-name="P26"><text:span text:style-name="T491">M</text:span>ark?</text:p>
      <text:p text:style-name="P76"><text:span text:style-name="T28"/></text:p>
      <text:p text:style-name="P77"><text:span text:style-name="T28">Tom: Mark, ja, ja. Sowas in der Richtung. </text:span><text:span text:style-name="T261">Aber es funktionierte</text:span><text:span text:style-name="T262"> und es war richtig gut. </text:span><text:span text:style-name="T263">Also wie gesagt, das war'n die ersten</text:span><text:span text:style-name="T264">.. ich hab die alle noch zuhause</text:span><text:span text:style-name="T265"> stehen im Regal</text:span><text:span text:style-name="T266"> auf 3,5" Diskette in den entsprechenden Pappschubern und sowas.. </text:span></text:p>
      <text:p text:style-name="P78"><text:span text:style-name="T266">Ja. Und wie gesagt, eine Company war The Art Department, die sich weiter mit Werbespielen </text:span><text:span text:style-name="T267">beschäftigt haben</text:span><text:span text:style-name="T268">. Da kam dann 1998 das Moorhuhn</text:span><text:span text:style-name="T269"> her</text:span><text:span text:style-name="T270">, aus The Art Department. </text:span><text:span text:style-name="T271">Die zweite Company war </text:span><text:span text:style-name="T398">Better</text:span><text:span text:style-name="T399"> </text:span><text:span text:style-name="T398">Day</text:span><text:span text:style-name="T399"> </text:span><text:span text:style-name="T398">Communications</text:span><text:span text:style-name="T399">, </text:span><text:span text:style-name="T424">eine im Grunde Online</text:span><text:span text:style-name="T425">-Werbespiele-Agentur</text:span><text:span text:style-name="T426"> war der Plan. </text:span><text:span text:style-name="T427">Ungeheuer kreative Leute drin</text:span><text:span text:style-name="T335">, w</text:span><text:span text:style-name="T428">irklich also </text:span><text:span text:style-name="T429">wahnsinnig kreativ</text:span><text:span text:style-name="T430">e Leute, wahnsinnig gute Leute. </text:span><text:span text:style-name="T431">Wir haben ein</text:span><text:span text:style-name="T336">..</text:span><text:span text:style-name="T432"> mit den Jungs, als Hauptprojekt, ein Online</text:span><text:span text:style-name="T338">s</text:span><text:span text:style-name="T432">piel</text:span><text:span text:style-name="T435">,</text:span><text:span text:style-name="T432"> </text:span><text:span text:style-name="T433">so auf Prügelpause </text:span><text:span text:style-name="T434">basierend, gemacht. </text:span><text:span text:style-name="T435">Mit einem Hauptcharakter, das war ein </text:span><text:span text:style-name="T436">grüner Ochsenkrötenfrosch</text:span><text:span text:style-name="T437"> namens </text:span><text:span text:style-name="T380">Gnarf</text:span><text:span text:style-name="T381"> [Knarf or something else?]</text:span><text:span text:style-name="T437">. </text:span><text:span text:style-name="T438">Man findet noch Bilder. Hatte so'n leichten Überbiss. Und die </text:span><text:span text:style-name="T382">Gnar</text:span><text:span text:style-name="T385">f</text:span><text:span text:style-name="T382">s[</text:span><text:span text:style-name="T383">Gnarves</text:span><text:span text:style-name="T382">?]</text:span><text:span text:style-name="T438"> haben sich mit Brettern, Boxhandschuhen usw., immer im Angriffs- und Verteidigungsmodus</text:span><text:span text:style-name="T439">...</text:span></text:p>
      <text:p text:style-name="P78"><text:span text:style-name="T439"/></text:p>
      <text:p text:style-name="P27"><text:span text:style-name="T402">Also Schnick-Schnack-Schnuck.</text:span></text:p>
      <text:p text:style-name="P80"><text:span text:style-name="T408"/></text:p>
      <text:p text:style-name="P81"><text:span text:style-name="T439">Tom: Ja, ja, genau. </text:span><text:span text:style-name="T440">Ähm... geprügelt, aber das online. Mit einem </text:span><text:span text:style-name="T337">O</text:span><text:span text:style-name="T440">nline-Highscore. Zu Spitzenzeiten waren über 50</text:span><text:span text:style-name="T441">.000 Leute in diesem Highscore</text:span><text:span text:style-name="T442">, in dieser Tabelle, in diesem Ranking. Und da wir immer schon'n Händchen </text:span><text:span text:style-name="T443">dafür hatten, </text:span><text:span text:style-name="T444">gute Werbepartner </text:span><text:span text:style-name="T445">oder Medienpartner </text:span><text:span text:style-name="T446">an Land zu ziehen, </text:span><text:span text:style-name="T447">gab es, wenn mich nicht alles täuscht, da auch schon </text:span><text:span text:style-name="T448">bereits 'ne Kooperation mit </text:span><text:span text:style-name="T449">der BILD. </text:span><text:span text:style-name="T450">Und ich meine mit ProSieben, </text:span><text:span text:style-name="T451">Sat.1 oder der RTL-Gruppe</text:span><text:span text:style-name="T452">; egal, eins von beiden</text:span><text:span text:style-name="T453"> war's wohl. Und da haben wir </text:span><text:span text:style-name="T454">mal 'ne Gnarf, ne deutsche Gnarf-Meisterschaft abgefeiert, wo der Sieger glaub' </text:span><text:soft-page-break/><text:span text:style-name="T454">ich 50k abgreifen konnte.</text:span></text:p>
      <text:p text:style-name="P81"><text:span text:style-name="T454"/></text:p>
      <text:p text:style-name="P28"><text:span text:style-name="T407">Also mehr als das Spiel in der Entwicklung gekostet hat.</text:span></text:p>
      <text:p text:style-name="P81"><text:span text:style-name="T454"/></text:p>
      <text:p text:style-name="P82"><text:span text:style-name="T454">Tom: Ei ja. </text:span><text:span text:style-name="T455">Aber man kann </text:span><text:span text:style-name="T456">einfach... Naja gut, das Spiel war </text:span><text:span text:style-name="T457">in der Entwicklung schon'n bisschen teurer als die üblichen Werbespielchen. </text:span><text:span text:style-name="T458">Es war wie gesagt online. </text:span><text:span text:style-name="T459">Und wir sprechen vom Jahr '97, Anfang 98'</text:span><text:span text:style-name="T460">, das war schon </text:span><text:span text:style-name="T461">'ne amtliche Leistung. </text:span></text:p>
      <text:p text:style-name="P82"><text:span text:style-name="T462">Das einzige Problem, was wir damals hatten, </text:span><text:span text:style-name="T463">das Better Day Communications seiner Zeit ein bisschen voraus war. </text:span><text:span text:style-name="T464">Es gab noch überhaupt kein Business Model</text:span><text:span text:style-name="T465">l</text:span><text:span text:style-name="T464">. </text:span><text:span text:style-name="T465">Free-to-Play hatte noch nie jemand </text:span><text:span text:style-name="T466">was von gehört. </text:span><text:span text:style-name="T467">Die einzigen </text:span><text:span text:style-name="T468">richtigen Onlinespiele</text:span><text:span text:style-name="T469">, die draußen waren zu de</text:span><text:span text:style-name="T470">m Zeitpunkt waren: </text:span><text:span text:style-name="T400">Meridian 59</text:span><text:span text:style-name="T471"> und </text:span><text:span text:style-name="T401">Ultima Online</text:span><text:span text:style-name="T472">, was gerade so '97 an den Start ging. Naja udn das konnte man logischerweise </text:span><text:span text:style-name="T473">nicht machen; es gab kein Business Model. Deswegen ist dieses Spiel sozusagen </text:span><text:span text:style-name="T474">wieder in der Versenkung verschwunden.</text:span></text:p>
      <text:p text:style-name="P84"><text:span text:style-name="T474">Und die beiden anderen Firmen waren </text:span><text:span text:style-name="T475">Effective Media GmbH. </text:span><text:span text:style-name="T476">Das ist </text:span><text:span text:style-name="T477">schlicht und ergreifend </text:span><text:span text:style-name="T478">eine Lokalisierungsagentur </text:span><text:span text:style-name="T479">für Computerspiele</text:span><text:span text:style-name="T480">; und die gibts heute noch</text:span><text:span text:style-name="T339">, a</text:span><text:span text:style-name="T481">lso nach 20 Jahren</text:span><text:span text:style-name="T482"> immernoch</text:span><text:span text:style-name="T483"> und..</text:span><text:span text:style-name="T482">. </text:span></text:p>
      <text:p text:style-name="P79"><text:span text:style-name="T126"/></text:p>
      <text:p text:style-name="P29"><text:span text:style-name="T485">G</text:span>ute Leistung.</text:p>
      <text:p text:style-name="P83"><text:span text:style-name="T28"/></text:p>
      <text:p text:style-name="P85"><text:span text:style-name="T274">Tom: ...</text:span><text:span text:style-name="T273"> </text:span><text:span text:style-name="T274">die haben</text:span><text:span text:style-name="T321">...</text:span><text:span text:style-name="T272"> Also wenn du </text:span><text:span text:style-name="T273">auf deren Seite gehst</text:span><text:span text:style-name="T275"> und den Track</text:span><text:span text:style-name="T322">-R</text:span><text:span text:style-name="T275">ecord anguckst, </text:span><text:span text:style-name="T276">also was die an </text:span><text:span text:style-name="T277">Spielen gemacht haben, </text:span><text:span text:style-name="T278">von EA, von </text:span><text:span text:style-name="T279">Take2, von </text:span><text:span text:style-name="T280">Activsion</text:span><text:span text:style-name="T323"> </text:span><text:span text:style-name="T280">Blizzard, </text:span><text:span text:style-name="T281">von egal was</text:span><text:span text:style-name="T282">, name anything, das haben die lokalisiert. </text:span><text:span text:style-name="T283">Also die sind </text:span><text:span text:style-name="T284">unglaublich gut.</text:span><text:span text:style-name="T285"> Und last-but-not-least</text:span><text:span text:style-name="T289">: V</text:span><text:span text:style-name="T286">ier Hansels haben sich </text:span><text:span text:style-name="T287">halt zusammengefunden</text:span><text:span text:style-name="T288">, das waren </text:span><text:span text:style-name="T289">Alex Brüggemann, </text:span><text:span text:style-name="T290">Mike Hoge, Stefan Nyul</text:span><text:span text:style-name="T291"> und ich. </text:span><text:span text:style-name="T292">Und wir haben </text:span><text:span text:style-name="T293">ein Team gegründet </text:span><text:span text:style-name="T294">namens Piranha Bytes</text:span><text:span text:style-name="T295">, um ein lustiges</text:span><text:span text:style-name="T296">, kleines </text:span><text:span text:style-name="T297">Fantasy</text:span><text:span text:style-name="T298"> Rollenspiel zu machen.</text:span></text:p>
      <text:p text:style-name="P85"><text:span text:style-name="T298"/></text:p>
      <text:p text:style-name="P30">Klein... Jetzt stapelst du aber schon <text:span text:style-name="T386">sehr</text:span> niedrig.</text:p>
      <text:p text:style-name="P86"><text:span text:style-name="T28"/></text:p>
      <text:p text:style-name="P86"><text:span text:style-name="T28">Tom: Naja</text:span><text:span text:style-name="T299">, nach unser'n Erwartungen</text:span><text:span text:style-name="T301">,</text:span><text:span text:style-name="T300"> als wir gegründet haben, </text:span><text:span text:style-name="T301">anderthalb Jahre später wollten wir draußen sein. </text:span></text:p>
      <text:p text:style-name="P53"><text:span text:style-name="T28"/></text:p>
      <text:p text:style-name="P87"><text:span text:style-name="T1">Sehr naiv. </text:span><text:span text:style-name="T11">Aber...</text:span></text:p>
      <text:p text:style-name="P87"><text:span text:style-name="T302"/></text:p>
      <text:p text:style-name="P88"><text:span text:style-name="T28">Tom: Ja.</text:span></text:p>
      <text:p text:style-name="P88"><text:span text:style-name="T28"/></text:p>
      <text:p text:style-name="P88"><text:span text:style-name="T1">... kommen wir nach der Pause dazu? Wieso das ganze gestartet hat, was aus diesem kleinen </text:span><text:span text:style-name="T12">Spiel geworden ist.</text:span><text:span text:style-name="T13">.. Nach der Pause gehts weiter.</text:span></text:p>
      <text:p text:style-name="P53"><text:span text:style-name="T28"/></text:p>
      <text:p text:style-name="P53"><text:span text:style-name="T28"/></text:p>
      <text:p text:style-name="P32"/>
      <text:p text:style-name="P2"/>
      <text:p text:style-name="P1"/>
      <text:p text:style-name="P1"/>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02.64</meta:creation-date>
    <meta:editing-duration>PT5H44M54S</meta:editing-duration>
    <meta:editing-cycles>549</meta:editing-cycles>
    <meta:generator>LibreOffice/6.4.1.2$Windows_X86_64 LibreOffice_project/4d224e95b98b138af42a64d84056446d09082932</meta:generator>
    <dc:date>2020-03-22T23:46:19.598000000</dc:date>
    <meta:document-statistic meta:table-count="0" meta:image-count="0" meta:object-count="0" meta:page-count="6" meta:paragraph-count="81" meta:word-count="2618" meta:character-count="16565" meta:non-whitespace-character-count="13987"/>
    <meta:user-defined meta:name="Info 1"/>
    <meta:user-defined meta:name="Info 2"/>
    <meta:user-defined meta:name="Info 3"/>
    <meta:user-defined meta:name="Info 4"/>
  </office:meta>
</office:document-meta>
</file>